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3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2" style:family="table-cell" style:parent-style-name="Default" style:data-style-name="N11"/>
    <style:style style:name="ce7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svg:stroke-color="#3465a4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0117_250113_0228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time_epoch</text:p>
          </table:table-cell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sensor</text:p>
          </table:table-cell>
          <table:table-cell table:number-columns-repeated="4"/>
          <table:table-cell table:formula="of:=MIN([.B:.B])" office:value-type="float" office:value="431" calcext:value-type="float">
            <text:p>431</text:p>
          </table:table-cell>
          <table:table-cell>
            <draw:frame draw:z-index="0" draw:style-name="gr1" draw:text-style-name="P1" svg:width="15.999cm" svg:height="8.999cm" svg:x="1.242cm" svg:y="0cm">
              <draw:object draw:notify-on-update-of-ranges="r0117_250113_022807.D2:r0117_250113_022807.D500 r0117_250113_022807.E1:r0117_250113_022807.E1 r0117_250113_022807.E2:r0117_250113_022807.E5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736731690.56765" calcext:value-type="float">
            <text:p>1736731690.56765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([.A2]-[.$A$2])/3600/24" office:value-type="float" office:value="0" calcext:value-type="float">
            <text:p>0.000</text:p>
          </table:table-cell>
          <table:table-cell table:formula="of:=[.B2]" office:value-type="float" office:value="511" calcext:value-type="float">
            <text:p>511</text:p>
          </table:table-cell>
          <table:table-cell table:number-columns-repeated="2"/>
          <table:table-cell table:formula="of:=MAX([.E:.E])-MIN([.E:.E])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1736735291.98234" calcext:value-type="float">
            <text:p>1736735291.98234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([.A3]-[.$A$2])/3600/24" office:value-type="float" office:value="0.0416830403937234" calcext:value-type="float">
            <text:p>0.042</text:p>
          </table:table-cell>
          <table:table-cell table:formula="of:=[.B3]" office:value-type="float" office:value="505" calcext:value-type="float">
            <text:p>505</text:p>
          </table:table-cell>
          <table:table-cell table:formula="of:=[.E3]-[.E2]" office:value-type="float" office:value="-6" calcext:value-type="float">
            <text:p>-6</text:p>
          </table:table-cell>
          <table:table-cell/>
          <table:table-cell table:formula="of:=MAX(MAX([.F:.F]);ABS(MIN([.F:.F]))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36738893.3915" calcext:value-type="float">
            <text:p>1736738893.391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A4]-[.$A$2])/3600/24" office:value-type="float" office:value="0.0833660167814405" calcext:value-type="float">
            <text:p>0.083</text:p>
          </table:table-cell>
          <table:table-cell table:formula="of:=[.B4]" office:value-type="float" office:value="500" calcext:value-type="float">
            <text:p>500</text:p>
          </table:table-cell>
          <table:table-cell table:formula="of:=[.E4]-[.E3]" office:value-type="float" office:value="-5" calcext:value-type="float">
            <text:p>-5</text:p>
          </table:table-cell>
          <table:table-cell/>
          <table:table-cell table:formula="of:=[.H3]/[.H2]" office:value-type="float" office:value="0.2125" calcext:value-type="float">
            <text:p>0.2125</text:p>
          </table:table-cell>
          <table:table-cell table:number-columns-repeated="5"/>
        </table:table-row>
        <table:table-row table:style-name="ro1">
          <table:table-cell office:value-type="float" office:value="1736742493.7557" calcext:value-type="float">
            <text:p>1736742493.7557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([.A5]-[.$A$2])/3600/24" office:value-type="float" office:value="0.125036898727218" calcext:value-type="float">
            <text:p>0.125</text:p>
          </table:table-cell>
          <table:table-cell table:formula="of:=[.B5]" office:value-type="float" office:value="497" calcext:value-type="float">
            <text:p>497</text:p>
          </table:table-cell>
          <table:table-cell table:formula="of:=[.E5]-[.E4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746094.18556" calcext:value-type="float">
            <text:p>1736746094.18556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([.A6]-[.$A$2])/3600/24" office:value-type="float" office:value="0.166708540623939" calcext:value-type="float">
            <text:p>0.167</text:p>
          </table:table-cell>
          <table:table-cell table:formula="of:=[.B6]" office:value-type="float" office:value="494" calcext:value-type="float">
            <text:p>494</text:p>
          </table:table-cell>
          <table:table-cell table:formula="of:=[.E6]-[.E5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749695.5356" calcext:value-type="float">
            <text:p>1736749695.5356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([.A7]-[.$A$2])/3600/24" office:value-type="float" office:value="0.208390832753093" calcext:value-type="float">
            <text:p>0.208</text:p>
          </table:table-cell>
          <table:table-cell table:formula="of:=[.B7]" office:value-type="float" office:value="490" calcext:value-type="float">
            <text:p>490</text:p>
          </table:table-cell>
          <table:table-cell table:formula="of:=[.E7]-[.E6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6753295.91852" calcext:value-type="float">
            <text:p>1736753295.91852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([.A8]-[.$A$2])/3600/24" office:value-type="float" office:value="0.250061931364514" calcext:value-type="float">
            <text:p>0.250</text:p>
          </table:table-cell>
          <table:table-cell table:formula="of:=[.B8]" office:value-type="float" office:value="487" calcext:value-type="float">
            <text:p>487</text:p>
          </table:table-cell>
          <table:table-cell table:formula="of:=[.E8]-[.E7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756897.36337" calcext:value-type="float">
            <text:p>1736756897.36337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([.A9]-[.$A$2])/3600/24" office:value-type="float" office:value="0.291745320831736" calcext:value-type="float">
            <text:p>0.292</text:p>
          </table:table-cell>
          <table:table-cell table:formula="of:=[.B9]" office:value-type="float" office:value="490" calcext:value-type="float">
            <text:p>490</text:p>
          </table:table-cell>
          <table:table-cell table:formula="of:=[.E9]-[.E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6760497.74232" calcext:value-type="float">
            <text:p>1736760497.74232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([.A10]-[.$A$2])/3600/24" office:value-type="float" office:value="0.333416373495151" calcext:value-type="float">
            <text:p>0.333</text:p>
          </table:table-cell>
          <table:table-cell table:formula="of:=[.B10]" office:value-type="float" office:value="486" calcext:value-type="float">
            <text:p>486</text:p>
          </table:table-cell>
          <table:table-cell table:formula="of:=[.E10]-[.E9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6764098.15738" calcext:value-type="float">
            <text:p>1736764098.15738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([.A11]-[.$A$2])/3600/24" office:value-type="float" office:value="0.375087844097504" calcext:value-type="float">
            <text:p>0.375</text:p>
          </table:table-cell>
          <table:table-cell table:formula="of:=[.B11]" office:value-type="float" office:value="483" calcext:value-type="float">
            <text:p>483</text:p>
          </table:table-cell>
          <table:table-cell table:formula="of:=[.E11]-[.E10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767699.55451" calcext:value-type="float">
            <text:p>1736767699.55451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([.A12]-[.$A$2])/3600/24" office:value-type="float" office:value="0.416770681250427" calcext:value-type="float">
            <text:p>0.417</text:p>
          </table:table-cell>
          <table:table-cell table:formula="of:=[.B12]" office:value-type="float" office:value="473" calcext:value-type="float">
            <text:p>473</text:p>
          </table:table-cell>
          <table:table-cell table:formula="of:=[.E12]-[.E11]"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float" office:value="1736771299.92246" calcext:value-type="float">
            <text:p>1736771299.92246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([.A13]-[.$A$2])/3600/24" office:value-type="float" office:value="0.458441606597216" calcext:value-type="float">
            <text:p>0.458</text:p>
          </table:table-cell>
          <table:table-cell table:formula="of:=[.B13]" office:value-type="float" office:value="476" calcext:value-type="float">
            <text:p>476</text:p>
          </table:table-cell>
          <table:table-cell table:formula="of:=[.E13]-[.E12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6774900.37862" calcext:value-type="float">
            <text:p>1736774900.37862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([.A14]-[.$A$2])/3600/24" office:value-type="float" office:value="0.500113552891546" calcext:value-type="float">
            <text:p>0.500</text:p>
          </table:table-cell>
          <table:table-cell table:formula="of:=[.B14]" office:value-type="float" office:value="474" calcext:value-type="float">
            <text:p>474</text:p>
          </table:table-cell>
          <table:table-cell table:formula="of:=[.E14]-[.E13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778501.74763" calcext:value-type="float">
            <text:p>1736778501.74763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5]-[.$A$2])/3600/24" office:value-type="float" office:value="0.541796064581032" calcext:value-type="float">
            <text:p>0.542</text:p>
          </table:table-cell>
          <table:table-cell table:formula="of:=[.B15]" office:value-type="float" office:value="470" calcext:value-type="float">
            <text:p>470</text:p>
          </table:table-cell>
          <table:table-cell table:formula="of:=[.E15]-[.E14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6782102.15935" calcext:value-type="float">
            <text:p>1736782102.15935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([.A16]-[.$A$2])/3600/24" office:value-type="float" office:value="0.58346749652591" calcext:value-type="float">
            <text:p>0.583</text:p>
          </table:table-cell>
          <table:table-cell table:formula="of:=[.B16]" office:value-type="float" office:value="468" calcext:value-type="float">
            <text:p>468</text:p>
          </table:table-cell>
          <table:table-cell table:formula="of:=[.E16]-[.E15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785703.58599" calcext:value-type="float">
            <text:p>1736785703.58599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([.A17]-[.$A$2])/3600/24" office:value-type="float" office:value="0.625150675230004" calcext:value-type="float">
            <text:p>0.625</text:p>
          </table:table-cell>
          <table:table-cell table:formula="of:=[.B17]" office:value-type="float" office:value="467" calcext:value-type="float">
            <text:p>467</text:p>
          </table:table-cell>
          <table:table-cell table:formula="of:=[.E17]-[.E1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789303.94622" calcext:value-type="float">
            <text:p>1736789303.94622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8]-[.$A$2])/3600/24" office:value-type="float" office:value="0.666821511225016" calcext:value-type="float">
            <text:p>0.667</text:p>
          </table:table-cell>
          <table:table-cell table:formula="of:=[.B18]" office:value-type="float" office:value="470" calcext:value-type="float">
            <text:p>470</text:p>
          </table:table-cell>
          <table:table-cell table:formula="of:=[.E18]-[.E17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6792904.37484" calcext:value-type="float">
            <text:p>1736792904.37484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9]-[.$A$2])/3600/24" office:value-type="float" office:value="0.70849313877247" calcext:value-type="float">
            <text:p>0.708</text:p>
          </table:table-cell>
          <table:table-cell table:formula="of:=[.B19]" office:value-type="float" office:value="469" calcext:value-type="float">
            <text:p>469</text:p>
          </table:table-cell>
          <table:table-cell table:formula="of:=[.E19]-[.E1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796505.74844" calcext:value-type="float">
            <text:p>1736796505.74844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([.A20]-[.$A$2])/3600/24" office:value-type="float" office:value="0.750175703587355" calcext:value-type="float">
            <text:p>0.750</text:p>
          </table:table-cell>
          <table:table-cell table:formula="of:=[.B20]" office:value-type="float" office:value="467" calcext:value-type="float">
            <text:p>467</text:p>
          </table:table-cell>
          <table:table-cell table:formula="of:=[.E20]-[.E19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800106.13018" calcext:value-type="float">
            <text:p>1736800106.13018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([.A21]-[.$A$2])/3600/24" office:value-type="float" office:value="0.791846788539379" calcext:value-type="float">
            <text:p>0.792</text:p>
          </table:table-cell>
          <table:table-cell table:formula="of:=[.B21]" office:value-type="float" office:value="461" calcext:value-type="float">
            <text:p>461</text:p>
          </table:table-cell>
          <table:table-cell table:formula="of:=[.E21]-[.E20]" office:value-type="float" office:value="-6" calcext:value-type="float">
            <text:p>-6</text:p>
          </table:table-cell>
          <table:table-cell table:number-columns-repeated="2"/>
          <table:table-cell office:value-type="string" calcext:value-type="string">
            <text:p>what do I want to know? </text:p>
          </table:table-cell>
          <table:table-cell table:number-columns-repeated="4"/>
        </table:table-row>
        <table:table-row table:style-name="ro1">
          <table:table-cell office:value-type="float" office:value="1736803707.59312" calcext:value-type="float">
            <text:p>1736803707.59312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([.A22]-[.$A$2])/3600/24" office:value-type="float" office:value="0.833530387384472" calcext:value-type="float">
            <text:p>0.834</text:p>
          </table:table-cell>
          <table:table-cell table:formula="of:=[.B22]" office:value-type="float" office:value="456" calcext:value-type="float">
            <text:p>456</text:p>
          </table:table-cell>
          <table:table-cell table:formula="of:=[.E22]-[.E21]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how much to water my plant every N days</text:p>
          </table:table-cell>
          <table:table-cell table:number-columns-repeated="4"/>
        </table:table-row>
        <table:table-row table:style-name="ro1">
          <table:table-cell office:value-type="float" office:value="1736807307.94646" calcext:value-type="float">
            <text:p>1736807307.94646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([.A23]-[.$A$2])/3600/24" office:value-type="float" office:value="0.875201143633436" calcext:value-type="float">
            <text:p>0.875</text:p>
          </table:table-cell>
          <table:table-cell table:formula="of:=[.B23]" office:value-type="float" office:value="457" calcext:value-type="float">
            <text:p>457</text:p>
          </table:table-cell>
          <table:table-cell table:formula="of:=[.E23]-[.E2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810908.3598" calcext:value-type="float">
            <text:p>1736810908.3598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([.A24]-[.$A$2])/3600/24" office:value-type="float" office:value="0.916872594328942" calcext:value-type="float">
            <text:p>0.917</text:p>
          </table:table-cell>
          <table:table-cell table:formula="of:=[.B24]" office:value-type="float" office:value="457" calcext:value-type="float">
            <text:p>457</text:p>
          </table:table-cell>
          <table:table-cell table:formula="of:=[.E24]-[.E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f the soil is at 10% and the target is at 5%, how much should you add? </text:p>
          </table:table-cell>
          <table:table-cell table:number-columns-repeated="4"/>
        </table:table-row>
        <table:table-row table:style-name="ro1">
          <table:table-cell office:value-type="float" office:value="1736814509.74522" calcext:value-type="float">
            <text:p>1736814509.74522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([.A25]-[.$A$2])/3600/24" office:value-type="float" office:value="0.958555295947525" calcext:value-type="float">
            <text:p>0.959</text:p>
          </table:table-cell>
          <table:table-cell table:formula="of:=[.B25]" office:value-type="float" office:value="453" calcext:value-type="float">
            <text:p>453</text:p>
          </table:table-cell>
          <table:table-cell table:formula="of:=[.E25]-[.E24]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you need to know how much dry soil there is</text:p>
          </table:table-cell>
          <table:table-cell table:number-columns-repeated="4"/>
        </table:table-row>
        <table:table-row table:style-name="ro1">
          <table:table-cell office:value-type="float" office:value="1736818110.10558" calcext:value-type="float">
            <text:p>1736818110.10558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([.A26]-[.$A$2])/3600/24" office:value-type="float" office:value="1.00022613344921" calcext:value-type="float">
            <text:p>1.000</text:p>
          </table:table-cell>
          <table:table-cell table:formula="of:=[.B26]" office:value-type="float" office:value="449" calcext:value-type="float">
            <text:p>449</text:p>
          </table:table-cell>
          <table:table-cell table:formula="of:=[.E26]-[.E25]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is there a way to estimate plant mass? </text:p>
          </table:table-cell>
          <table:table-cell table:number-columns-repeated="4"/>
        </table:table-row>
        <table:table-row table:style-name="ro1">
          <table:table-cell office:value-type="float" office:value="1736821710.53955" calcext:value-type="float">
            <text:p>1736821710.53955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([.A27]-[.$A$2])/3600/24" office:value-type="float" office:value="1.04189782291651" calcext:value-type="float">
            <text:p>1.042</text:p>
          </table:table-cell>
          <table:table-cell table:formula="of:=[.B27]" office:value-type="float" office:value="446" calcext:value-type="float">
            <text:p>446</text:p>
          </table:table-cell>
          <table:table-cell table:formula="of:=[.E27]-[.E26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not necessary, perhaps consider negligible? </text:p>
          </table:table-cell>
          <table:table-cell table:number-columns-repeated="4"/>
        </table:table-row>
        <table:table-row table:style-name="ro1">
          <table:table-cell office:value-type="float" office:value="1736825311.92224" calcext:value-type="float">
            <text:p>1736825311.9222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([.A28]-[.$A$2])/3600/24" office:value-type="float" office:value="1.08358049293911" calcext:value-type="float">
            <text:p>1.084</text:p>
          </table:table-cell>
          <table:table-cell table:formula="of:=[.B28]" office:value-type="float" office:value="444" calcext:value-type="float">
            <text:p>444</text:p>
          </table:table-cell>
          <table:table-cell table:formula="of:=[.E28]-[.E27]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also need to assume the holder is negligible? </text:p>
          </table:table-cell>
          <table:table-cell table:number-columns-repeated="4"/>
        </table:table-row>
        <table:table-row table:style-name="ro1">
          <table:table-cell office:value-type="float" office:value="1736828912.33186" calcext:value-type="float">
            <text:p>1736828912.33186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29]-[.$A$2])/3600/24" office:value-type="float" office:value="1.12525190057854" calcext:value-type="float">
            <text:p>1.125</text:p>
          </table:table-cell>
          <table:table-cell table:formula="of:=[.B29]" office:value-type="float" office:value="445" calcext:value-type="float">
            <text:p>445</text:p>
          </table:table-cell>
          <table:table-cell table:formula="of:=[.E29]-[.E28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gh everything, then get a measurement, and then calculate approximate amount of water</text:p>
          </table:table-cell>
          <table:table-cell table:number-columns-repeated="4"/>
        </table:table-row>
        <table:table-row table:style-name="ro1">
          <table:table-cell office:value-type="float" office:value="1736832513.76894" calcext:value-type="float">
            <text:p>1736832513.76894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30]-[.$A$2])/3600/24" office:value-type="float" office:value="1.16693520011449" calcext:value-type="float">
            <text:p>1.167</text:p>
          </table:table-cell>
          <table:table-cell table:formula="of:=[.B30]" office:value-type="float" office:value="442" calcext:value-type="float">
            <text:p>442</text:p>
          </table:table-cell>
          <table:table-cell table:formula="of:=[.E30]-[.E29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836114.12078" calcext:value-type="float">
            <text:p>1736836114.12078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A31]-[.$A$2])/3600/24" office:value-type="float" office:value="1.2086059390036" calcext:value-type="float">
            <text:p>1.209</text:p>
          </table:table-cell>
          <table:table-cell table:formula="of:=[.B31]" office:value-type="float" office:value="440" calcext:value-type="float">
            <text:p>440</text:p>
          </table:table-cell>
          <table:table-cell table:formula="of:=[.E31]-[.E30]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potted basil: </text:p>
          </table:table-cell>
          <table:table-cell/>
          <table:table-cell office:value-type="string" calcext:value-type="string">
            <text:p>m_total = m_other + msoil + m_water</text:p>
          </table:table-cell>
          <table:table-cell table:number-columns-repeated="2"/>
        </table:table-row>
        <table:table-row table:style-name="ro1">
          <table:table-cell office:value-type="float" office:value="1736839714.52445" calcext:value-type="float">
            <text:p>1736839714.52445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32]-[.$A$2])/3600/24" office:value-type="float" office:value="1.25027727777759" calcext:value-type="float">
            <text:p>1.250</text:p>
          </table:table-cell>
          <table:table-cell table:formula="of:=[.B32]" office:value-type="float" office:value="439" calcext:value-type="float">
            <text:p>439</text:p>
          </table:table-cell>
          <table:table-cell table:formula="of:=[.E32]-[.E31]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m_total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_mix = m_total-m_other = m_</text:p>
          </table:table-cell>
          <table:table-cell table:number-columns-repeated="2"/>
        </table:table-row>
        <table:table-row table:style-name="ro1">
          <table:table-cell office:value-type="float" office:value="1736843315.92204" calcext:value-type="float">
            <text:p>1736843315.92204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33]-[.$A$2])/3600/24" office:value-type="float" office:value="1.29196012025354" calcext:value-type="float">
            <text:p>1.292</text:p>
          </table:table-cell>
          <table:table-cell table:formula="of:=[.B33]" office:value-type="float" office:value="442" calcext:value-type="float">
            <text:p>442</text:p>
          </table:table-cell>
          <table:table-cell table:formula="of:=[.E33]-[.E32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_extra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736846916.30355" calcext:value-type="float">
            <text:p>1736846916.30355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34]-[.$A$2])/3600/24" office:value-type="float" office:value="1.33363120254543" calcext:value-type="float">
            <text:p>1.334</text:p>
          </table:table-cell>
          <table:table-cell table:formula="of:=[.B34]" office:value-type="float" office:value="438" calcext:value-type="float">
            <text:p>438</text:p>
          </table:table-cell>
          <table:table-cell table:formula="of:=[.E34]-[.E33]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reading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reading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736850516.76001" calcext:value-type="float">
            <text:p>1736850516.76001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35]-[.$A$2])/3600/24" office:value-type="float" office:value="1.37530315231394" calcext:value-type="float">
            <text:p>1.375</text:p>
          </table:table-cell>
          <table:table-cell table:formula="of:=[.B35]" office:value-type="float" office:value="438" calcext:value-type="float">
            <text:p>438</text:p>
          </table:table-cell>
          <table:table-cell table:formula="of:=[.E35]-[.E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water</text:p>
          </table:table-cell>
          <table:table-cell table:formula="of:=2.36-0.0033*[.J34]" office:value-type="float" office:value="0.3206" calcext:value-type="float">
            <text:p>0.3206</text:p>
          </table:table-cell>
          <table:table-cell/>
          <table:table-cell office:value-type="string" calcext:value-type="string">
            <text:p>r_water</text:p>
          </table:table-cell>
          <table:table-cell table:formula="of:=2.36-0.0033*[.M34]" office:value-type="float" office:value="0.9377" calcext:value-type="float">
            <text:p>0.9377</text:p>
          </table:table-cell>
        </table:table-row>
        <table:table-row table:style-name="ro1">
          <table:table-cell office:value-type="float" office:value="1736854118.10626" calcext:value-type="float">
            <text:p>1736854118.10626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36]-[.$A$2])/3600/24" office:value-type="float" office:value="1.41698540057849" calcext:value-type="float">
            <text:p>1.417</text:p>
          </table:table-cell>
          <table:table-cell table:formula="of:=[.B36]" office:value-type="float" office:value="438" calcext:value-type="float">
            <text:p>438</text:p>
          </table:table-cell>
          <table:table-cell table:formula="of:=[.E36]-[.E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_soil</text:p>
          </table:table-cell>
          <table:table-cell table:style-name="ce5" table:formula="of:=([.J32]-[.J33])/(1+[.J35])" office:value-type="float" office:value="560.351355444495" calcext:value-type="float">
            <text:p>560</text:p>
          </table:table-cell>
          <table:table-cell/>
          <table:table-cell office:value-type="string" calcext:value-type="string">
            <text:p>water:</text:p>
          </table:table-cell>
          <table:table-cell table:formula="of:=[.J36]*[.M35]" office:value-type="float" office:value="525.441466000303" calcext:value-type="float">
            <text:p>525.441466000303</text:p>
          </table:table-cell>
        </table:table-row>
        <table:table-row table:style-name="ro1">
          <table:table-cell office:value-type="float" office:value="1736857718.50107" calcext:value-type="float">
            <text:p>1736857718.50107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37]-[.$A$2])/3600/24" office:value-type="float" office:value="1.45865663680489" calcext:value-type="float">
            <text:p>1.459</text:p>
          </table:table-cell>
          <table:table-cell table:formula="of:=[.B37]" office:value-type="float" office:value="434" calcext:value-type="float">
            <text:p>434</text:p>
          </table:table-cell>
          <table:table-cell table:formula="of:=[.E37]-[.E36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6861319.94625" calcext:value-type="float">
            <text:p>1736861319.9462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([.A38]-[.$A$2])/3600/24" office:value-type="float" office:value="1.50034003009123" calcext:value-type="float">
            <text:p>1.500</text:p>
          </table:table-cell>
          <table:table-cell table:formula="of:=[.B38]" office:value-type="float" office:value="450" calcext:value-type="float">
            <text:p>450</text:p>
          </table:table-cell>
          <table:table-cell table:formula="of:=[.E38]-[.E3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36864920.29832" calcext:value-type="float">
            <text:p>1736864920.29832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39]-[.$A$2])/3600/24" office:value-type="float" office:value="1.54201077164323" calcext:value-type="float">
            <text:p>1.542</text:p>
          </table:table-cell>
          <table:table-cell table:formula="of:=[.B39]" office:value-type="float" office:value="442" calcext:value-type="float">
            <text:p>442</text:p>
          </table:table-cell>
          <table:table-cell table:formula="of:=[.E39]-[.E38]" office:value-type="float" office:value="-8" calcext:value-type="float">
            <text:p>-8</text:p>
          </table:table-cell>
          <table:table-cell table:number-columns-repeated="2"/>
          <table:table-cell office:value-type="string" calcext:value-type="string">
            <text:p>“typical” pre-watering state of plant each week is 603-618reading (32% - 0.38%)</text:p>
          </table:table-cell>
          <table:table-cell table:number-columns-repeated="4"/>
        </table:table-row>
        <table:table-row table:style-name="ro1">
          <table:table-cell office:value-type="float" office:value="1736868520.72484" calcext:value-type="float">
            <text:p>1736868520.72484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40]-[.$A$2])/3600/24" office:value-type="float" office:value="1.58368237488248" calcext:value-type="float">
            <text:p>1.584</text:p>
          </table:table-cell>
          <table:table-cell table:formula="of:=[.B40]" office:value-type="float" office:value="438" calcext:value-type="float">
            <text:p>438</text:p>
          </table:table-cell>
          <table:table-cell table:formula="of:=[.E40]-[.E39]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most saturation can be 431 (94%)</text:p>
          </table:table-cell>
          <table:table-cell table:number-columns-repeated="4"/>
        </table:table-row>
        <table:table-row table:style-name="ro1">
          <table:table-cell office:value-type="float" office:value="1736872122.14127" calcext:value-type="float">
            <text:p>1736872122.14127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41]-[.$A$2])/3600/24" office:value-type="float" office:value="1.62536543541484" calcext:value-type="float">
            <text:p>1.625</text:p>
          </table:table-cell>
          <table:table-cell table:formula="of:=[.B41]" office:value-type="float" office:value="438" calcext:value-type="float">
            <text:p>438</text:p>
          </table:table-cell>
          <table:table-cell table:formula="of:=[.E41]-[.E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875722.55931" calcext:value-type="float">
            <text:p>1736875722.55931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([.A42]-[.$A$2])/3600/24" office:value-type="float" office:value="1.66703694050787" calcext:value-type="float">
            <text:p>1.667</text:p>
          </table:table-cell>
          <table:table-cell table:formula="of:=[.B42]" office:value-type="float" office:value="441" calcext:value-type="float">
            <text:p>441</text:p>
          </table:table-cell>
          <table:table-cell table:formula="of:=[.E42]-[.E41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hus, approx watering amount is </text:p>
          </table:table-cell>
          <table:table-cell table:number-columns-repeated="4"/>
        </table:table-row>
        <table:table-row table:style-name="ro1">
          <table:table-cell office:value-type="float" office:value="1736879324.00204" calcext:value-type="float">
            <text:p>1736879324.00204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([.A43]-[.$A$2])/3600/24" office:value-type="float" office:value="1.70872030543784" calcext:value-type="float">
            <text:p>1.709</text:p>
          </table:table-cell>
          <table:table-cell table:formula="of:=[.B43]" office:value-type="float" office:value="441" calcext:value-type="float">
            <text:p>441</text:p>
          </table:table-cell>
          <table:table-cell table:formula="of:=[.E43]-[.E42]" office:value-type="float" office:value="0" calcext:value-type="float">
            <text:p>0</text:p>
          </table:table-cell>
          <table:table-cell table:number-columns-repeated="2"/>
          <table:table-cell table:style-name="ce4" table:formula="of:=560*(0.94-0.35)" office:value-type="float" office:value="330.4" calcext:value-type="float">
            <text:p>330.4</text:p>
          </table:table-cell>
          <table:table-cell table:style-name="ce4" office:value-type="string" calcext:value-type="string">
            <text:p>g water / week</text:p>
          </table:table-cell>
          <table:table-cell table:number-columns-repeated="3"/>
        </table:table-row>
        <table:table-row table:style-name="ro1">
          <table:table-cell office:value-type="float" office:value="1736882924.38282" calcext:value-type="float">
            <text:p>1736882924.38282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([.A44]-[.$A$2])/3600/24" office:value-type="float" office:value="1.75039137928022" calcext:value-type="float">
            <text:p>1.750</text:p>
          </table:table-cell>
          <table:table-cell table:formula="of:=[.B44]" office:value-type="float" office:value="441" calcext:value-type="float">
            <text:p>441</text:p>
          </table:table-cell>
          <table:table-cell table:formula="of:=[.E44]-[.E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886524.83998" calcext:value-type="float">
            <text:p>1736886524.83998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45]-[.$A$2])/3600/24" office:value-type="float" office:value="1.79206333715055" calcext:value-type="float">
            <text:p>1.792</text:p>
          </table:table-cell>
          <table:table-cell table:formula="of:=[.B45]" office:value-type="float" office:value="439" calcext:value-type="float">
            <text:p>439</text:p>
          </table:table-cell>
          <table:table-cell table:formula="of:=[.E45]-[.E44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890126.23079" calcext:value-type="float">
            <text:p>1736890126.23079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A46]-[.$A$2])/3600/24" office:value-type="float" office:value="1.83374610115533" calcext:value-type="float">
            <text:p>1.834</text:p>
          </table:table-cell>
          <table:table-cell table:formula="of:=[.B46]" office:value-type="float" office:value="440" calcext:value-type="float">
            <text:p>440</text:p>
          </table:table-cell>
          <table:table-cell table:formula="of:=[.E46]-[.E4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893726.60212" calcext:value-type="float">
            <text:p>1736893726.60212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47]-[.$A$2])/3600/24" office:value-type="float" office:value="1.87541706562318" calcext:value-type="float">
            <text:p>1.875</text:p>
          </table:table-cell>
          <table:table-cell table:formula="of:=[.B47]" office:value-type="float" office:value="438" calcext:value-type="float">
            <text:p>438</text:p>
          </table:table-cell>
          <table:table-cell table:formula="of:=[.E47]-[.E46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897328.07172" calcext:value-type="float">
            <text:p>1736897328.07172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([.A48]-[.$A$2])/3600/24" office:value-type="float" office:value="1.91710074154867" calcext:value-type="float">
            <text:p>1.917</text:p>
          </table:table-cell>
          <table:table-cell table:formula="of:=[.B48]" office:value-type="float" office:value="435" calcext:value-type="float">
            <text:p>435</text:p>
          </table:table-cell>
          <table:table-cell table:formula="of:=[.E48]-[.E47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900928.42668" calcext:value-type="float">
            <text:p>1736900928.42668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49]-[.$A$2])/3600/24" office:value-type="float" office:value="1.95877151655102" calcext:value-type="float">
            <text:p>1.959</text:p>
          </table:table-cell>
          <table:table-cell table:formula="of:=[.B49]" office:value-type="float" office:value="434" calcext:value-type="float">
            <text:p>434</text:p>
          </table:table-cell>
          <table:table-cell table:formula="of:=[.E49]-[.E4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04528.80918" calcext:value-type="float">
            <text:p>1736904528.80918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50]-[.$A$2])/3600/24" office:value-type="float" office:value="2.00044261030025" calcext:value-type="float">
            <text:p>2.000</text:p>
          </table:table-cell>
          <table:table-cell table:formula="of:=[.B50]" office:value-type="float" office:value="434" calcext:value-type="float">
            <text:p>434</text:p>
          </table:table-cell>
          <table:table-cell table:formula="of:=[.E50]-[.E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08130.21298" calcext:value-type="float">
            <text:p>1736908130.21298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51]-[.$A$2])/3600/24" office:value-type="float" office:value="2.04212552465222" calcext:value-type="float">
            <text:p>2.042</text:p>
          </table:table-cell>
          <table:table-cell table:formula="of:=[.B51]" office:value-type="float" office:value="434" calcext:value-type="float">
            <text:p>434</text:p>
          </table:table-cell>
          <table:table-cell table:formula="of:=[.E51]-[.E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11730.52917" calcext:value-type="float">
            <text:p>1736911730.52917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52]-[.$A$2])/3600/24" office:value-type="float" office:value="2.08379585092542" calcext:value-type="float">
            <text:p>2.084</text:p>
          </table:table-cell>
          <table:table-cell table:formula="of:=[.B52]" office:value-type="float" office:value="433" calcext:value-type="float">
            <text:p>433</text:p>
          </table:table-cell>
          <table:table-cell table:formula="of:=[.E52]-[.E5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15330.92407" calcext:value-type="float">
            <text:p>1736915330.92407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53]-[.$A$2])/3600/24" office:value-type="float" office:value="2.12546708819215" calcext:value-type="float">
            <text:p>2.125</text:p>
          </table:table-cell>
          <table:table-cell table:formula="of:=[.B53]" office:value-type="float" office:value="433" calcext:value-type="float">
            <text:p>433</text:p>
          </table:table-cell>
          <table:table-cell table:formula="of:=[.E53]-[.E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18932.33588" calcext:value-type="float">
            <text:p>1736918932.33588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54]-[.$A$2])/3600/24" office:value-type="float" office:value="2.16715009525418" calcext:value-type="float">
            <text:p>2.167</text:p>
          </table:table-cell>
          <table:table-cell table:formula="of:=[.B54]" office:value-type="float" office:value="433" calcext:value-type="float">
            <text:p>433</text:p>
          </table:table-cell>
          <table:table-cell table:formula="of:=[.E54]-[.E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22532.69774" calcext:value-type="float">
            <text:p>1736922532.69774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55]-[.$A$2])/3600/24" office:value-type="float" office:value="2.20882095011572" calcext:value-type="float">
            <text:p>2.209</text:p>
          </table:table-cell>
          <table:table-cell table:formula="of:=[.B55]" office:value-type="float" office:value="432" calcext:value-type="float">
            <text:p>432</text:p>
          </table:table-cell>
          <table:table-cell table:formula="of:=[.E55]-[.E5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26133.15796" calcext:value-type="float">
            <text:p>1736926133.15796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([.A56]-[.$A$2])/3600/24" office:value-type="float" office:value="2.25049294340114" calcext:value-type="float">
            <text:p>2.250</text:p>
          </table:table-cell>
          <table:table-cell table:formula="of:=[.B56]" office:value-type="float" office:value="431" calcext:value-type="float">
            <text:p>431</text:p>
          </table:table-cell>
          <table:table-cell table:formula="of:=[.E56]-[.E5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29734.51684" calcext:value-type="float">
            <text:p>1736929734.51684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A57]-[.$A$2])/3600/24" office:value-type="float" office:value="2.29217533784608" calcext:value-type="float">
            <text:p>2.292</text:p>
          </table:table-cell>
          <table:table-cell table:formula="of:=[.B57]" office:value-type="float" office:value="436" calcext:value-type="float">
            <text:p>436</text:p>
          </table:table-cell>
          <table:table-cell table:formula="of:=[.E57]-[.E56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36933334.92804" calcext:value-type="float">
            <text:p>1736933334.92804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58]-[.$A$2])/3600/24" office:value-type="float" office:value="2.33384676377255" calcext:value-type="float">
            <text:p>2.334</text:p>
          </table:table-cell>
          <table:table-cell table:formula="of:=[.B58]" office:value-type="float" office:value="433" calcext:value-type="float">
            <text:p>433</text:p>
          </table:table-cell>
          <table:table-cell table:formula="of:=[.E58]-[.E57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936936.3853" calcext:value-type="float">
            <text:p>1736936936.385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59]-[.$A$2])/3600/24" office:value-type="float" office:value="2.37553029687316" calcext:value-type="float">
            <text:p>2.376</text:p>
          </table:table-cell>
          <table:table-cell table:formula="of:=[.B59]" office:value-type="float" office:value="432" calcext:value-type="float">
            <text:p>432</text:p>
          </table:table-cell>
          <table:table-cell table:formula="of:=[.E59]-[.E5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40536.73265" calcext:value-type="float">
            <text:p>1736940536.73265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60]-[.$A$2])/3600/24" office:value-type="float" office:value="2.41720098379586" calcext:value-type="float">
            <text:p>2.417</text:p>
          </table:table-cell>
          <table:table-cell table:formula="of:=[.B60]" office:value-type="float" office:value="433" calcext:value-type="float">
            <text:p>433</text:p>
          </table:table-cell>
          <table:table-cell table:formula="of:=[.E60]-[.E5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944137.14771" calcext:value-type="float">
            <text:p>1736944137.14771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61]-[.$A$2])/3600/24" office:value-type="float" office:value="2.45887245439821" calcext:value-type="float">
            <text:p>2.459</text:p>
          </table:table-cell>
          <table:table-cell table:formula="of:=[.B61]" office:value-type="float" office:value="432" calcext:value-type="float">
            <text:p>432</text:p>
          </table:table-cell>
          <table:table-cell table:formula="of:=[.E61]-[.E6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47738.52636" calcext:value-type="float">
            <text:p>1736947738.52636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62]-[.$A$2])/3600/24" office:value-type="float" office:value="2.50055507766152" calcext:value-type="float">
            <text:p>2.501</text:p>
          </table:table-cell>
          <table:table-cell table:formula="of:=[.B62]" office:value-type="float" office:value="432" calcext:value-type="float">
            <text:p>432</text:p>
          </table:table-cell>
          <table:table-cell table:formula="of:=[.E62]-[.E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51338.90376" calcext:value-type="float">
            <text:p>1736951338.90376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63]-[.$A$2])/3600/24" office:value-type="float" office:value="2.54222611238283" calcext:value-type="float">
            <text:p>2.542</text:p>
          </table:table-cell>
          <table:table-cell table:formula="of:=[.B63]" office:value-type="float" office:value="432" calcext:value-type="float">
            <text:p>432</text:p>
          </table:table-cell>
          <table:table-cell table:formula="of:=[.E63]-[.E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54939.33319" calcext:value-type="float">
            <text:p>1736954939.33319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64]-[.$A$2])/3600/24" office:value-type="float" office:value="2.58389774930422" calcext:value-type="float">
            <text:p>2.584</text:p>
          </table:table-cell>
          <table:table-cell table:formula="of:=[.B64]" office:value-type="float" office:value="432" calcext:value-type="float">
            <text:p>432</text:p>
          </table:table-cell>
          <table:table-cell table:formula="of:=[.E64]-[.E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58540.68504" calcext:value-type="float">
            <text:p>1736958540.68504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65]-[.$A$2])/3600/24" office:value-type="float" office:value="2.6255800623833" calcext:value-type="float">
            <text:p>2.626</text:p>
          </table:table-cell>
          <table:table-cell table:formula="of:=[.B65]" office:value-type="float" office:value="433" calcext:value-type="float">
            <text:p>433</text:p>
          </table:table-cell>
          <table:table-cell table:formula="of:=[.E65]-[.E6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962141.08702" calcext:value-type="float">
            <text:p>1736962141.08702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66]-[.$A$2])/3600/24" office:value-type="float" office:value="2.66725138159538" calcext:value-type="float">
            <text:p>2.667</text:p>
          </table:table-cell>
          <table:table-cell table:formula="of:=[.B66]" office:value-type="float" office:value="434" calcext:value-type="float">
            <text:p>434</text:p>
          </table:table-cell>
          <table:table-cell table:formula="of:=[.E66]-[.E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965742.53675" calcext:value-type="float">
            <text:p>1736965742.53675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67]-[.$A$2])/3600/24" office:value-type="float" office:value="2.70893482754628" calcext:value-type="float">
            <text:p>2.709</text:p>
          </table:table-cell>
          <table:table-cell table:formula="of:=[.B67]" office:value-type="float" office:value="432" calcext:value-type="float">
            <text:p>432</text:p>
          </table:table-cell>
          <table:table-cell table:formula="of:=[.E67]-[.E66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969342.8991" calcext:value-type="float">
            <text:p>1736969342.8991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68]-[.$A$2])/3600/24" office:value-type="float" office:value="2.75060568807854" calcext:value-type="float">
            <text:p>2.751</text:p>
          </table:table-cell>
          <table:table-cell table:formula="of:=[.B68]" office:value-type="float" office:value="434" calcext:value-type="float">
            <text:p>434</text:p>
          </table:table-cell>
          <table:table-cell table:formula="of:=[.E68]-[.E6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6972943.34767" calcext:value-type="float">
            <text:p>1736972943.34767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69]-[.$A$2])/3600/24" office:value-type="float" office:value="2.79227754652776" calcext:value-type="float">
            <text:p>2.792</text:p>
          </table:table-cell>
          <table:table-cell table:formula="of:=[.B69]" office:value-type="float" office:value="434" calcext:value-type="float">
            <text:p>434</text:p>
          </table:table-cell>
          <table:table-cell table:formula="of:=[.E69]-[.E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76544.7302" calcext:value-type="float">
            <text:p>1736976544.7302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70]-[.$A$2])/3600/24" office:value-type="float" office:value="2.83396021469876" calcext:value-type="float">
            <text:p>2.834</text:p>
          </table:table-cell>
          <table:table-cell table:formula="of:=[.B70]" office:value-type="float" office:value="434" calcext:value-type="float">
            <text:p>434</text:p>
          </table:table-cell>
          <table:table-cell table:formula="of:=[.E70]-[.E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80145.09277" calcext:value-type="float">
            <text:p>1736980145.09277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71]-[.$A$2])/3600/24" office:value-type="float" office:value="2.87563107777801" calcext:value-type="float">
            <text:p>2.876</text:p>
          </table:table-cell>
          <table:table-cell table:formula="of:=[.B71]" office:value-type="float" office:value="433" calcext:value-type="float">
            <text:p>433</text:p>
          </table:table-cell>
          <table:table-cell table:formula="of:=[.E71]-[.E7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83746.53321" calcext:value-type="float">
            <text:p>1736983746.53321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72]-[.$A$2])/3600/24" office:value-type="float" office:value="2.91731441620323" calcext:value-type="float">
            <text:p>2.917</text:p>
          </table:table-cell>
          <table:table-cell table:formula="of:=[.B72]" office:value-type="float" office:value="434" calcext:value-type="float">
            <text:p>434</text:p>
          </table:table-cell>
          <table:table-cell table:formula="of:=[.E72]-[.E7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987346.89444" calcext:value-type="float">
            <text:p>1736987346.89444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73]-[.$A$2])/3600/24" office:value-type="float" office:value="2.95898526377148" calcext:value-type="float">
            <text:p>2.959</text:p>
          </table:table-cell>
          <table:table-cell table:formula="of:=[.B73]" office:value-type="float" office:value="433" calcext:value-type="float">
            <text:p>433</text:p>
          </table:table-cell>
          <table:table-cell table:formula="of:=[.E73]-[.E7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90947.32297" calcext:value-type="float">
            <text:p>1736990947.32297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74]-[.$A$2])/3600/24" office:value-type="float" office:value="3.00065689027585" calcext:value-type="float">
            <text:p>3.001</text:p>
          </table:table-cell>
          <table:table-cell table:formula="of:=[.B74]" office:value-type="float" office:value="433" calcext:value-type="float">
            <text:p>433</text:p>
          </table:table-cell>
          <table:table-cell table:formula="of:=[.E74]-[.E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94548.73908" calcext:value-type="float">
            <text:p>1736994548.73908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75]-[.$A$2])/3600/24" office:value-type="float" office:value="3.04233994710501" calcext:value-type="float">
            <text:p>3.042</text:p>
          </table:table-cell>
          <table:table-cell table:formula="of:=[.B75]" office:value-type="float" office:value="434" calcext:value-type="float">
            <text:p>434</text:p>
          </table:table-cell>
          <table:table-cell table:formula="of:=[.E75]-[.E7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998149.11314" calcext:value-type="float">
            <text:p>1736998149.11314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([.A76]-[.$A$2])/3600/24" office:value-type="float" office:value="3.0840109431716" calcext:value-type="float">
            <text:p>3.084</text:p>
          </table:table-cell>
          <table:table-cell table:formula="of:=[.B76]" office:value-type="float" office:value="435" calcext:value-type="float">
            <text:p>435</text:p>
          </table:table-cell>
          <table:table-cell table:formula="of:=[.E76]-[.E7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01749.5473" calcext:value-type="float">
            <text:p>1737001749.5473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77]-[.$A$2])/3600/24" office:value-type="float" office:value="3.1256826348382" calcext:value-type="float">
            <text:p>3.126</text:p>
          </table:table-cell>
          <table:table-cell table:formula="of:=[.B77]" office:value-type="float" office:value="434" calcext:value-type="float">
            <text:p>434</text:p>
          </table:table-cell>
          <table:table-cell table:formula="of:=[.E77]-[.E7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005350.90476" calcext:value-type="float">
            <text:p>1737005350.90476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78]-[.$A$2])/3600/24" office:value-type="float" office:value="3.16736501284496" calcext:value-type="float">
            <text:p>3.167</text:p>
          </table:table-cell>
          <table:table-cell table:formula="of:=[.B78]" office:value-type="float" office:value="434" calcext:value-type="float">
            <text:p>434</text:p>
          </table:table-cell>
          <table:table-cell table:formula="of:=[.E78]-[.E7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08951.28257" calcext:value-type="float">
            <text:p>1737008951.28257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([.A79]-[.$A$2])/3600/24" office:value-type="float" office:value="3.20903605231256" calcext:value-type="float">
            <text:p>3.209</text:p>
          </table:table-cell>
          <table:table-cell table:formula="of:=[.B79]" office:value-type="float" office:value="435" calcext:value-type="float">
            <text:p>435</text:p>
          </table:table-cell>
          <table:table-cell table:formula="of:=[.E79]-[.E7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12552.75326" calcext:value-type="float">
            <text:p>1737012552.75326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([.A80]-[.$A$2])/3600/24" office:value-type="float" office:value="3.25071974085437" calcext:value-type="float">
            <text:p>3.251</text:p>
          </table:table-cell>
          <table:table-cell table:formula="of:=[.B80]" office:value-type="float" office:value="435" calcext:value-type="float">
            <text:p>435</text:p>
          </table:table-cell>
          <table:table-cell table:formula="of:=[.E80]-[.E7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16153.09367" calcext:value-type="float">
            <text:p>1737016153.09367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A81]-[.$A$2])/3600/24" office:value-type="float" office:value="3.29239034745152" calcext:value-type="float">
            <text:p>3.292</text:p>
          </table:table-cell>
          <table:table-cell table:formula="of:=[.B81]" office:value-type="float" office:value="436" calcext:value-type="float">
            <text:p>436</text:p>
          </table:table-cell>
          <table:table-cell table:formula="of:=[.E81]-[.E8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19753.5294" calcext:value-type="float">
            <text:p>1737019753.5294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([.A82]-[.$A$2])/3600/24" office:value-type="float" office:value="3.33406205729202" calcext:value-type="float">
            <text:p>3.334</text:p>
          </table:table-cell>
          <table:table-cell table:formula="of:=[.B82]" office:value-type="float" office:value="437" calcext:value-type="float">
            <text:p>437</text:p>
          </table:table-cell>
          <table:table-cell table:formula="of:=[.E82]-[.E8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23354.93735" calcext:value-type="float">
            <text:p>1737023354.93735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A83]-[.$A$2])/3600/24" office:value-type="float" office:value="3.37574501967541" calcext:value-type="float">
            <text:p>3.376</text:p>
          </table:table-cell>
          <table:table-cell table:formula="of:=[.B83]" office:value-type="float" office:value="436" calcext:value-type="float">
            <text:p>436</text:p>
          </table:table-cell>
          <table:table-cell table:formula="of:=[.E83]-[.E8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026955.31163" calcext:value-type="float">
            <text:p>1737026955.31163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84]-[.$A$2])/3600/24" office:value-type="float" office:value="3.41741601828624" calcext:value-type="float">
            <text:p>3.417</text:p>
          </table:table-cell>
          <table:table-cell table:formula="of:=[.B84]" office:value-type="float" office:value="439" calcext:value-type="float">
            <text:p>439</text:p>
          </table:table-cell>
          <table:table-cell table:formula="of:=[.E84]-[.E8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030555.76079" calcext:value-type="float">
            <text:p>1737030555.76079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85]-[.$A$2])/3600/24" office:value-type="float" office:value="3.45908788356516" calcext:value-type="float">
            <text:p>3.459</text:p>
          </table:table-cell>
          <table:table-cell table:formula="of:=[.B85]" office:value-type="float" office:value="438" calcext:value-type="float">
            <text:p>438</text:p>
          </table:table-cell>
          <table:table-cell table:formula="of:=[.E85]-[.E8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034157.12014" calcext:value-type="float">
            <text:p>1737034157.12014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86]-[.$A$2])/3600/24" office:value-type="float" office:value="3.50077028344903" calcext:value-type="float">
            <text:p>3.501</text:p>
          </table:table-cell>
          <table:table-cell table:formula="of:=[.B86]" office:value-type="float" office:value="438" calcext:value-type="float">
            <text:p>438</text:p>
          </table:table-cell>
          <table:table-cell table:formula="of:=[.E86]-[.E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37757.50827" calcext:value-type="float">
            <text:p>1737037757.50827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87]-[.$A$2])/3600/24" office:value-type="float" office:value="3.54244144236048" calcext:value-type="float">
            <text:p>3.542</text:p>
          </table:table-cell>
          <table:table-cell table:formula="of:=[.B87]" office:value-type="float" office:value="439" calcext:value-type="float">
            <text:p>439</text:p>
          </table:table-cell>
          <table:table-cell table:formula="of:=[.E87]-[.E8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41358.9496" calcext:value-type="float">
            <text:p>1737041358.9496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88]-[.$A$2])/3600/24" office:value-type="float" office:value="3.58412479108682" calcext:value-type="float">
            <text:p>3.584</text:p>
          </table:table-cell>
          <table:table-cell table:formula="of:=[.B88]" office:value-type="float" office:value="439" calcext:value-type="float">
            <text:p>439</text:p>
          </table:table-cell>
          <table:table-cell table:formula="of:=[.E88]-[.E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44959.31623" calcext:value-type="float">
            <text:p>1737044959.31623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89]-[.$A$2])/3600/24" office:value-type="float" office:value="3.62579570115716" calcext:value-type="float">
            <text:p>3.626</text:p>
          </table:table-cell>
          <table:table-cell table:formula="of:=[.B89]" office:value-type="float" office:value="439" calcext:value-type="float">
            <text:p>439</text:p>
          </table:table-cell>
          <table:table-cell table:formula="of:=[.E89]-[.E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48559.73166" calcext:value-type="float">
            <text:p>1737048559.73166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A90]-[.$A$2])/3600/24" office:value-type="float" office:value="3.66746717603946" calcext:value-type="float">
            <text:p>3.667</text:p>
          </table:table-cell>
          <table:table-cell table:formula="of:=[.B90]" office:value-type="float" office:value="440" calcext:value-type="float">
            <text:p>440</text:p>
          </table:table-cell>
          <table:table-cell table:formula="of:=[.E90]-[.E8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52161.10785" calcext:value-type="float">
            <text:p>1737052161.10785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A91]-[.$A$2])/3600/24" office:value-type="float" office:value="3.70914977083328" calcext:value-type="float">
            <text:p>3.709</text:p>
          </table:table-cell>
          <table:table-cell table:formula="of:=[.B91]" office:value-type="float" office:value="440" calcext:value-type="float">
            <text:p>440</text:p>
          </table:table-cell>
          <table:table-cell table:formula="of:=[.E91]-[.E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55761.45084" calcext:value-type="float">
            <text:p>1737055761.45084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([.A92]-[.$A$2])/3600/24" office:value-type="float" office:value="3.7508204072907" calcext:value-type="float">
            <text:p>3.751</text:p>
          </table:table-cell>
          <table:table-cell table:formula="of:=[.B92]" office:value-type="float" office:value="441" calcext:value-type="float">
            <text:p>441</text:p>
          </table:table-cell>
          <table:table-cell table:formula="of:=[.E92]-[.E9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59361.87147" calcext:value-type="float">
            <text:p>1737059361.87147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([.A93]-[.$A$2])/3600/24" office:value-type="float" office:value="3.79249194235989" calcext:value-type="float">
            <text:p>3.792</text:p>
          </table:table-cell>
          <table:table-cell table:formula="of:=[.B93]" office:value-type="float" office:value="441" calcext:value-type="float">
            <text:p>441</text:p>
          </table:table-cell>
          <table:table-cell table:formula="of:=[.E93]-[.E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62963.23463" calcext:value-type="float">
            <text:p>1737062963.23463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([.A94]-[.$A$2])/3600/24" office:value-type="float" office:value="3.83417438634292" calcext:value-type="float">
            <text:p>3.834</text:p>
          </table:table-cell>
          <table:table-cell table:formula="of:=[.B94]" office:value-type="float" office:value="443" calcext:value-type="float">
            <text:p>443</text:p>
          </table:table-cell>
          <table:table-cell table:formula="of:=[.E94]-[.E9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066563.60049" calcext:value-type="float">
            <text:p>1737066563.60049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95]-[.$A$2])/3600/24" office:value-type="float" office:value="3.87584528750016" calcext:value-type="float">
            <text:p>3.876</text:p>
          </table:table-cell>
          <table:table-cell table:formula="of:=[.B95]" office:value-type="float" office:value="442" calcext:value-type="float">
            <text:p>442</text:p>
          </table:table-cell>
          <table:table-cell table:formula="of:=[.E95]-[.E9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070164.03079" calcext:value-type="float">
            <text:p>1737070164.03079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([.A96]-[.$A$2])/3600/24" office:value-type="float" office:value="3.91751693449087" calcext:value-type="float">
            <text:p>3.918</text:p>
          </table:table-cell>
          <table:table-cell table:formula="of:=[.B96]" office:value-type="float" office:value="444" calcext:value-type="float">
            <text:p>444</text:p>
          </table:table-cell>
          <table:table-cell table:formula="of:=[.E96]-[.E95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073765.37192" calcext:value-type="float">
            <text:p>1737073765.37192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([.A97]-[.$A$2])/3600/24" office:value-type="float" office:value="3.95919912349571" calcext:value-type="float">
            <text:p>3.959</text:p>
          </table:table-cell>
          <table:table-cell table:formula="of:=[.B97]" office:value-type="float" office:value="446" calcext:value-type="float">
            <text:p>446</text:p>
          </table:table-cell>
          <table:table-cell table:formula="of:=[.E97]-[.E9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077365.75773" calcext:value-type="float">
            <text:p>1737077365.75773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98]-[.$A$2])/3600/24" office:value-type="float" office:value="4.00087025555472" calcext:value-type="float">
            <text:p>4.001</text:p>
          </table:table-cell>
          <table:table-cell table:formula="of:=[.B98]" office:value-type="float" office:value="442" calcext:value-type="float">
            <text:p>442</text:p>
          </table:table-cell>
          <table:table-cell table:formula="of:=[.E98]-[.E97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7080967.19792" calcext:value-type="float">
            <text:p>1737080967.19792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99]-[.$A$2])/3600/24" office:value-type="float" office:value="4.04255359108801" calcext:value-type="float">
            <text:p>4.043</text:p>
          </table:table-cell>
          <table:table-cell table:formula="of:=[.B99]" office:value-type="float" office:value="442" calcext:value-type="float">
            <text:p>442</text:p>
          </table:table-cell>
          <table:table-cell table:formula="of:=[.E99]-[.E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84567.53142" calcext:value-type="float">
            <text:p>1737084567.53142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100]-[.$A$2])/3600/24" office:value-type="float" office:value="4.08422411770732" calcext:value-type="float">
            <text:p>4.084</text:p>
          </table:table-cell>
          <table:table-cell table:formula="of:=[.B100]" office:value-type="float" office:value="442" calcext:value-type="float">
            <text:p>442</text:p>
          </table:table-cell>
          <table:table-cell table:formula="of:=[.E100]-[.E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88167.92561" calcext:value-type="float">
            <text:p>1737088167.92561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101]-[.$A$2])/3600/24" office:value-type="float" office:value="4.12589534675909" calcext:value-type="float">
            <text:p>4.126</text:p>
          </table:table-cell>
          <table:table-cell table:formula="of:=[.B101]" office:value-type="float" office:value="442" calcext:value-type="float">
            <text:p>442</text:p>
          </table:table-cell>
          <table:table-cell table:formula="of:=[.E101]-[.E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91769.31908" calcext:value-type="float">
            <text:p>1737091769.31908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102]-[.$A$2])/3600/24" office:value-type="float" office:value="4.16757814155133" calcext:value-type="float">
            <text:p>4.168</text:p>
          </table:table-cell>
          <table:table-cell table:formula="of:=[.B102]" office:value-type="float" office:value="442" calcext:value-type="float">
            <text:p>442</text:p>
          </table:table-cell>
          <table:table-cell table:formula="of:=[.E102]-[.E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95369.66323" calcext:value-type="float">
            <text:p>1737095369.66323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([.A103]-[.$A$2])/3600/24" office:value-type="float" office:value="4.2092487914336" calcext:value-type="float">
            <text:p>4.209</text:p>
          </table:table-cell>
          <table:table-cell table:formula="of:=[.B103]" office:value-type="float" office:value="443" calcext:value-type="float">
            <text:p>443</text:p>
          </table:table-cell>
          <table:table-cell table:formula="of:=[.E103]-[.E10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98970.08125" calcext:value-type="float">
            <text:p>1737098970.08125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([.A104]-[.$A$2])/3600/24" office:value-type="float" office:value="4.25092029629482" calcext:value-type="float">
            <text:p>4.251</text:p>
          </table:table-cell>
          <table:table-cell table:formula="of:=[.B104]" office:value-type="float" office:value="443" calcext:value-type="float">
            <text:p>443</text:p>
          </table:table-cell>
          <table:table-cell table:formula="of:=[.E104]-[.E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102571.47486" calcext:value-type="float">
            <text:p>1737102571.47486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([.A105]-[.$A$2])/3600/24" office:value-type="float" office:value="4.29260309270687" calcext:value-type="float">
            <text:p>4.293</text:p>
          </table:table-cell>
          <table:table-cell table:formula="of:=[.B105]" office:value-type="float" office:value="446" calcext:value-type="float">
            <text:p>446</text:p>
          </table:table-cell>
          <table:table-cell table:formula="of:=[.E105]-[.E104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106171.86925" calcext:value-type="float">
            <text:p>1737106171.86925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106]-[.$A$2])/3600/24" office:value-type="float" office:value="4.33427432407384" calcext:value-type="float">
            <text:p>4.334</text:p>
          </table:table-cell>
          <table:table-cell table:formula="of:=[.B106]" office:value-type="float" office:value="445" calcext:value-type="float">
            <text:p>445</text:p>
          </table:table-cell>
          <table:table-cell table:formula="of:=[.E106]-[.E10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09772.32465" calcext:value-type="float">
            <text:p>1737109772.32465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107]-[.$A$2])/3600/24" office:value-type="float" office:value="4.37594626157372" calcext:value-type="float">
            <text:p>4.376</text:p>
          </table:table-cell>
          <table:table-cell table:formula="of:=[.B107]" office:value-type="float" office:value="445" calcext:value-type="float">
            <text:p>445</text:p>
          </table:table-cell>
          <table:table-cell table:formula="of:=[.E107]-[.E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113373.65678" calcext:value-type="float">
            <text:p>1737113373.65678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108]-[.$A$2])/3600/24" office:value-type="float" office:value="4.41762834641117" calcext:value-type="float">
            <text:p>4.418</text:p>
          </table:table-cell>
          <table:table-cell table:formula="of:=[.B108]" office:value-type="float" office:value="445" calcext:value-type="float">
            <text:p>445</text:p>
          </table:table-cell>
          <table:table-cell table:formula="of:=[.E108]-[.E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116974.08721" calcext:value-type="float">
            <text:p>1737116974.08721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([.A109]-[.$A$2])/3600/24" office:value-type="float" office:value="4.45929999490579" calcext:value-type="float">
            <text:p>4.459</text:p>
          </table:table-cell>
          <table:table-cell table:formula="of:=[.B109]" office:value-type="float" office:value="447" calcext:value-type="float">
            <text:p>447</text:p>
          </table:table-cell>
          <table:table-cell table:formula="of:=[.E109]-[.E108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120575.49796" calcext:value-type="float">
            <text:p>1737120575.49796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([.A110]-[.$A$2])/3600/24" office:value-type="float" office:value="4.5009829896992" calcext:value-type="float">
            <text:p>4.501</text:p>
          </table:table-cell>
          <table:table-cell table:formula="of:=[.B110]" office:value-type="float" office:value="446" calcext:value-type="float">
            <text:p>446</text:p>
          </table:table-cell>
          <table:table-cell table:formula="of:=[.E110]-[.E10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24175.82931" calcext:value-type="float">
            <text:p>1737124175.82931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([.A111]-[.$A$2])/3600/24" office:value-type="float" office:value="4.54265349143357" calcext:value-type="float">
            <text:p>4.543</text:p>
          </table:table-cell>
          <table:table-cell table:formula="of:=[.B111]" office:value-type="float" office:value="447" calcext:value-type="float">
            <text:p>447</text:p>
          </table:table-cell>
          <table:table-cell table:formula="of:=[.E111]-[.E1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127776.24536" calcext:value-type="float">
            <text:p>1737127776.24536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([.A112]-[.$A$2])/3600/24" office:value-type="float" office:value="4.58432497349326" calcext:value-type="float">
            <text:p>4.584</text:p>
          </table:table-cell>
          <table:table-cell table:formula="of:=[.B112]" office:value-type="float" office:value="446" calcext:value-type="float">
            <text:p>446</text:p>
          </table:table-cell>
          <table:table-cell table:formula="of:=[.E112]-[.E11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31377.61659" calcext:value-type="float">
            <text:p>1737131377.61659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113]-[.$A$2])/3600/24" office:value-type="float" office:value="4.62600751087897" calcext:value-type="float">
            <text:p>4.626</text:p>
          </table:table-cell>
          <table:table-cell table:formula="of:=[.B113]" office:value-type="float" office:value="445" calcext:value-type="float">
            <text:p>445</text:p>
          </table:table-cell>
          <table:table-cell table:formula="of:=[.E113]-[.E11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34978.02366" calcext:value-type="float">
            <text:p>1737134978.02366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([.A114]-[.$A$2])/3600/24" office:value-type="float" office:value="4.66767888900306" calcext:value-type="float">
            <text:p>4.668</text:p>
          </table:table-cell>
          <table:table-cell table:formula="of:=[.B114]" office:value-type="float" office:value="447" calcext:value-type="float">
            <text:p>447</text:p>
          </table:table-cell>
          <table:table-cell table:formula="of:=[.E114]-[.E11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138578.44627" calcext:value-type="float">
            <text:p>1737138578.44627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([.A115]-[.$A$2])/3600/24" office:value-type="float" office:value="4.70935044698969" calcext:value-type="float">
            <text:p>4.709</text:p>
          </table:table-cell>
          <table:table-cell table:formula="of:=[.B115]" office:value-type="float" office:value="444" calcext:value-type="float">
            <text:p>444</text:p>
          </table:table-cell>
          <table:table-cell table:formula="of:=[.E115]-[.E114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142179.85051" calcext:value-type="float">
            <text:p>1737142179.85051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116]-[.$A$2])/3600/24" office:value-type="float" office:value="4.7510333664329" calcext:value-type="float">
            <text:p>4.751</text:p>
          </table:table-cell>
          <table:table-cell table:formula="of:=[.B116]" office:value-type="float" office:value="445" calcext:value-type="float">
            <text:p>445</text:p>
          </table:table-cell>
          <table:table-cell table:formula="of:=[.E116]-[.E11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145780.25113" calcext:value-type="float">
            <text:p>1737145780.25113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([.A117]-[.$A$2])/3600/24" office:value-type="float" office:value="4.79270466990769" calcext:value-type="float">
            <text:p>4.793</text:p>
          </table:table-cell>
          <table:table-cell table:formula="of:=[.B117]" office:value-type="float" office:value="447" calcext:value-type="float">
            <text:p>447</text:p>
          </table:table-cell>
          <table:table-cell table:formula="of:=[.E117]-[.E11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149381.67974" calcext:value-type="float">
            <text:p>1737149381.67974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18]-[.$A$2])/3600/24" office:value-type="float" office:value="4.83438787141056" calcext:value-type="float">
            <text:p>4.834</text:p>
          </table:table-cell>
          <table:table-cell table:formula="of:=[.B118]" office:value-type="float" office:value="464" calcext:value-type="float">
            <text:p>464</text:p>
          </table:table-cell>
          <table:table-cell table:formula="of:=[.E118]-[.E11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37152982.00919" calcext:value-type="float">
            <text:p>1737152982.00919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([.A119]-[.$A$2])/3600/24" office:value-type="float" office:value="4.87605835115744" calcext:value-type="float">
            <text:p>4.876</text:p>
          </table:table-cell>
          <table:table-cell table:formula="of:=[.B119]" office:value-type="float" office:value="467" calcext:value-type="float">
            <text:p>467</text:p>
          </table:table-cell>
          <table:table-cell table:formula="of:=[.E119]-[.E11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156582.44744" calcext:value-type="float">
            <text:p>1737156582.44744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([.A120]-[.$A$2])/3600/24" office:value-type="float" office:value="4.91773009016006" calcext:value-type="float">
            <text:p>4.918</text:p>
          </table:table-cell>
          <table:table-cell table:formula="of:=[.B120]" office:value-type="float" office:value="466" calcext:value-type="float">
            <text:p>466</text:p>
          </table:table-cell>
          <table:table-cell table:formula="of:=[.E120]-[.E11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60183.84424" calcext:value-type="float">
            <text:p>1737160183.84424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([.A121]-[.$A$2])/3600/24" office:value-type="float" office:value="4.95941292349387" calcext:value-type="float">
            <text:p>4.959</text:p>
          </table:table-cell>
          <table:table-cell table:formula="of:=[.B121]" office:value-type="float" office:value="465" calcext:value-type="float">
            <text:p>465</text:p>
          </table:table-cell>
          <table:table-cell table:formula="of:=[.E121]-[.E12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63784.21221" calcext:value-type="float">
            <text:p>1737163784.21221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22]-[.$A$2])/3600/24" office:value-type="float" office:value="5.00108384907246" calcext:value-type="float">
            <text:p>5.001</text:p>
          </table:table-cell>
          <table:table-cell table:formula="of:=[.B122]" office:value-type="float" office:value="464" calcext:value-type="float">
            <text:p>464</text:p>
          </table:table-cell>
          <table:table-cell table:formula="of:=[.E122]-[.E12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67384.65868" calcext:value-type="float">
            <text:p>1737167384.65868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([.A123]-[.$A$2])/3600/24" office:value-type="float" office:value="5.04275568321623" calcext:value-type="float">
            <text:p>5.043</text:p>
          </table:table-cell>
          <table:table-cell table:formula="of:=[.B123]" office:value-type="float" office:value="463" calcext:value-type="float">
            <text:p>463</text:p>
          </table:table-cell>
          <table:table-cell table:formula="of:=[.E123]-[.E12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70985.99388" calcext:value-type="float">
            <text:p>1737170985.99388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24]-[.$A$2])/3600/24" office:value-type="float" office:value="5.08443780358743" calcext:value-type="float">
            <text:p>5.084</text:p>
          </table:table-cell>
          <table:table-cell table:formula="of:=[.B124]" office:value-type="float" office:value="464" calcext:value-type="float">
            <text:p>464</text:p>
          </table:table-cell>
          <table:table-cell table:formula="of:=[.E124]-[.E12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174586.37938" calcext:value-type="float">
            <text:p>1737174586.37938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25]-[.$A$2])/3600/24" office:value-type="float" office:value="5.12610893205912" calcext:value-type="float">
            <text:p>5.126</text:p>
          </table:table-cell>
          <table:table-cell table:formula="of:=[.B125]" office:value-type="float" office:value="464" calcext:value-type="float">
            <text:p>464</text:p>
          </table:table-cell>
          <table:table-cell table:formula="of:=[.E125]-[.E1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178187.81782" calcext:value-type="float">
            <text:p>1737178187.81782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26]-[.$A$2])/3600/24" office:value-type="float" office:value="5.16779224733788" calcext:value-type="float">
            <text:p>5.168</text:p>
          </table:table-cell>
          <table:table-cell table:formula="of:=[.B126]" office:value-type="float" office:value="464" calcext:value-type="float">
            <text:p>464</text:p>
          </table:table-cell>
          <table:table-cell table:formula="of:=[.E126]-[.E1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181788.1352" calcext:value-type="float">
            <text:p>1737181788.135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([.A127]-[.$A$2])/3600/24" office:value-type="float" office:value="5.20946258738361" calcext:value-type="float">
            <text:p>5.209</text:p>
          </table:table-cell>
          <table:table-cell table:formula="of:=[.B127]" office:value-type="float" office:value="465" calcext:value-type="float">
            <text:p>465</text:p>
          </table:table-cell>
          <table:table-cell table:formula="of:=[.E127]-[.E12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185388.5743" calcext:value-type="float">
            <text:p>1737185388.5743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28]-[.$A$2])/3600/24" office:value-type="float" office:value="5.25113433622652" calcext:value-type="float">
            <text:p>5.251</text:p>
          </table:table-cell>
          <table:table-cell table:formula="of:=[.B128]" office:value-type="float" office:value="469" calcext:value-type="float">
            <text:p>469</text:p>
          </table:table-cell>
          <table:table-cell table:formula="of:=[.E128]-[.E127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7188989.98878" calcext:value-type="float">
            <text:p>1737188989.98878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([.A129]-[.$A$2])/3600/24" office:value-type="float" office:value="5.29281737418914" calcext:value-type="float">
            <text:p>5.293</text:p>
          </table:table-cell>
          <table:table-cell table:formula="of:=[.B129]" office:value-type="float" office:value="465" calcext:value-type="float">
            <text:p>465</text:p>
          </table:table-cell>
          <table:table-cell table:formula="of:=[.E129]-[.E128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7192590.33101" calcext:value-type="float">
            <text:p>1737192590.33101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30]-[.$A$2])/3600/24" office:value-type="float" office:value="5.33448800185212" calcext:value-type="float">
            <text:p>5.334</text:p>
          </table:table-cell>
          <table:table-cell table:formula="of:=[.B130]" office:value-type="float" office:value="464" calcext:value-type="float">
            <text:p>464</text:p>
          </table:table-cell>
          <table:table-cell table:formula="of:=[.E130]-[.E12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96190.73338" calcext:value-type="float">
            <text:p>1737196190.73338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([.A131]-[.$A$2])/3600/24" office:value-type="float" office:value="5.3761593255787" calcext:value-type="float">
            <text:p>5.376</text:p>
          </table:table-cell>
          <table:table-cell table:formula="of:=[.B131]" office:value-type="float" office:value="459" calcext:value-type="float">
            <text:p>459</text:p>
          </table:table-cell>
          <table:table-cell table:formula="of:=[.E131]-[.E130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1737199792.13287" calcext:value-type="float">
            <text:p>1737199792.13287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([.A132]-[.$A$2])/3600/24" office:value-type="float" office:value="5.4178421900449" calcext:value-type="float">
            <text:p>5.418</text:p>
          </table:table-cell>
          <table:table-cell table:formula="of:=[.B132]" office:value-type="float" office:value="465" calcext:value-type="float">
            <text:p>465</text:p>
          </table:table-cell>
          <table:table-cell table:formula="of:=[.E132]-[.E131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737203392.5344" calcext:value-type="float">
            <text:p>1737203392.5344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([.A133]-[.$A$2])/3600/24" office:value-type="float" office:value="5.45951350404984" calcext:value-type="float">
            <text:p>5.460</text:p>
          </table:table-cell>
          <table:table-cell table:formula="of:=[.B133]" office:value-type="float" office:value="466" calcext:value-type="float">
            <text:p>466</text:p>
          </table:table-cell>
          <table:table-cell table:formula="of:=[.E133]-[.E13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06994.00859" calcext:value-type="float">
            <text:p>1737206994.00859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([.A134]-[.$A$2])/3600/24" office:value-type="float" office:value="5.50119723310073" calcext:value-type="float">
            <text:p>5.501</text:p>
          </table:table-cell>
          <table:table-cell table:formula="of:=[.B134]" office:value-type="float" office:value="468" calcext:value-type="float">
            <text:p>468</text:p>
          </table:table-cell>
          <table:table-cell table:formula="of:=[.E134]-[.E13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210594.37531" calcext:value-type="float">
            <text:p>1737210594.37531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35]-[.$A$2])/3600/24" office:value-type="float" office:value="5.54286814421139" calcext:value-type="float">
            <text:p>5.543</text:p>
          </table:table-cell>
          <table:table-cell table:formula="of:=[.B135]" office:value-type="float" office:value="469" calcext:value-type="float">
            <text:p>469</text:p>
          </table:table-cell>
          <table:table-cell table:formula="of:=[.E135]-[.E1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14194.76038" calcext:value-type="float">
            <text:p>1737214194.76038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36]-[.$A$2])/3600/24" office:value-type="float" office:value="5.58453926770775" calcext:value-type="float">
            <text:p>5.585</text:p>
          </table:table-cell>
          <table:table-cell table:formula="of:=[.B136]" office:value-type="float" office:value="470" calcext:value-type="float">
            <text:p>470</text:p>
          </table:table-cell>
          <table:table-cell table:formula="of:=[.E136]-[.E13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17796.1714" calcext:value-type="float">
            <text:p>1737217796.1714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37]-[.$A$2])/3600/24" office:value-type="float" office:value="5.62622226562489" calcext:value-type="float">
            <text:p>5.626</text:p>
          </table:table-cell>
          <table:table-cell table:formula="of:=[.B137]" office:value-type="float" office:value="469" calcext:value-type="float">
            <text:p>469</text:p>
          </table:table-cell>
          <table:table-cell table:formula="of:=[.E137]-[.E13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221396.58169" calcext:value-type="float">
            <text:p>1737221396.58169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38]-[.$A$2])/3600/24" office:value-type="float" office:value="5.66789368101844" calcext:value-type="float">
            <text:p>5.668</text:p>
          </table:table-cell>
          <table:table-cell table:formula="of:=[.B138]" office:value-type="float" office:value="469" calcext:value-type="float">
            <text:p>469</text:p>
          </table:table-cell>
          <table:table-cell table:formula="of:=[.E138]-[.E1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24997.05706" calcext:value-type="float">
            <text:p>1737224997.05706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39]-[.$A$2])/3600/24" office:value-type="float" office:value="5.70956584965189" calcext:value-type="float">
            <text:p>5.710</text:p>
          </table:table-cell>
          <table:table-cell table:formula="of:=[.B139]" office:value-type="float" office:value="470" calcext:value-type="float">
            <text:p>470</text:p>
          </table:table-cell>
          <table:table-cell table:formula="of:=[.E139]-[.E13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28598.40525" calcext:value-type="float">
            <text:p>1737228598.40525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40]-[.$A$2])/3600/24" office:value-type="float" office:value="5.75124812037029" calcext:value-type="float">
            <text:p>5.751</text:p>
          </table:table-cell>
          <table:table-cell table:formula="of:=[.B140]" office:value-type="float" office:value="471" calcext:value-type="float">
            <text:p>471</text:p>
          </table:table-cell>
          <table:table-cell table:formula="of:=[.E140]-[.E13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32198.7786" calcext:value-type="float">
            <text:p>1737232198.778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41]-[.$A$2])/3600/24" office:value-type="float" office:value="5.79291910821641" calcext:value-type="float">
            <text:p>5.793</text:p>
          </table:table-cell>
          <table:table-cell table:formula="of:=[.B141]" office:value-type="float" office:value="471" calcext:value-type="float">
            <text:p>471</text:p>
          </table:table-cell>
          <table:table-cell table:formula="of:=[.E141]-[.E1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35800.2117" calcext:value-type="float">
            <text:p>1737235800.2117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42]-[.$A$2])/3600/24" office:value-type="float" office:value="5.83460236168846" calcext:value-type="float">
            <text:p>5.835</text:p>
          </table:table-cell>
          <table:table-cell table:formula="of:=[.B142]" office:value-type="float" office:value="471" calcext:value-type="float">
            <text:p>471</text:p>
          </table:table-cell>
          <table:table-cell table:formula="of:=[.E142]-[.E1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39400.55318" calcext:value-type="float">
            <text:p>1737239400.55318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43]-[.$A$2])/3600/24" office:value-type="float" office:value="5.87627298067013" calcext:value-type="float">
            <text:p>5.876</text:p>
          </table:table-cell>
          <table:table-cell table:formula="of:=[.B143]" office:value-type="float" office:value="471" calcext:value-type="float">
            <text:p>471</text:p>
          </table:table-cell>
          <table:table-cell table:formula="of:=[.E143]-[.E1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43000.98341" calcext:value-type="float">
            <text:p>1737243000.98341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44]-[.$A$2])/3600/24" office:value-type="float" office:value="5.91794462684956" calcext:value-type="float">
            <text:p>5.918</text:p>
          </table:table-cell>
          <table:table-cell table:formula="of:=[.B144]" office:value-type="float" office:value="471" calcext:value-type="float">
            <text:p>471</text:p>
          </table:table-cell>
          <table:table-cell table:formula="of:=[.E144]-[.E1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46602.35592" calcext:value-type="float">
            <text:p>1737246602.35592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45]-[.$A$2])/3600/24" office:value-type="float" office:value="5.95962717905089" calcext:value-type="float">
            <text:p>5.960</text:p>
          </table:table-cell>
          <table:table-cell table:formula="of:=[.B145]" office:value-type="float" office:value="470" calcext:value-type="float">
            <text:p>470</text:p>
          </table:table-cell>
          <table:table-cell table:formula="of:=[.E145]-[.E14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250202.70638" calcext:value-type="float">
            <text:p>1737250202.70638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46]-[.$A$2])/3600/24" office:value-type="float" office:value="6.0012979019654" calcext:value-type="float">
            <text:p>6.001</text:p>
          </table:table-cell>
          <table:table-cell table:formula="of:=[.B146]" office:value-type="float" office:value="469" calcext:value-type="float">
            <text:p>469</text:p>
          </table:table-cell>
          <table:table-cell table:formula="of:=[.E146]-[.E14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253803.11684" calcext:value-type="float">
            <text:p>1737253803.11684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([.A147]-[.$A$2])/3600/24" office:value-type="float" office:value="6.04296931932646" calcext:value-type="float">
            <text:p>6.043</text:p>
          </table:table-cell>
          <table:table-cell table:formula="of:=[.B147]" office:value-type="float" office:value="466" calcext:value-type="float">
            <text:p>466</text:p>
          </table:table-cell>
          <table:table-cell table:formula="of:=[.E147]-[.E146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257404.49539" calcext:value-type="float">
            <text:p>1737257404.49539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([.A148]-[.$A$2])/3600/24" office:value-type="float" office:value="6.08465194143355" calcext:value-type="float">
            <text:p>6.085</text:p>
          </table:table-cell>
          <table:table-cell table:formula="of:=[.B148]" office:value-type="float" office:value="468" calcext:value-type="float">
            <text:p>468</text:p>
          </table:table-cell>
          <table:table-cell table:formula="of:=[.E148]-[.E14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261004.86362" calcext:value-type="float">
            <text:p>1737261004.86362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49]-[.$A$2])/3600/24" office:value-type="float" office:value="6.12632287002272" calcext:value-type="float">
            <text:p>6.126</text:p>
          </table:table-cell>
          <table:table-cell table:formula="of:=[.B149]" office:value-type="float" office:value="469" calcext:value-type="float">
            <text:p>469</text:p>
          </table:table-cell>
          <table:table-cell table:formula="of:=[.E149]-[.E14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64606.30552" calcext:value-type="float">
            <text:p>1737264606.30552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50]-[.$A$2])/3600/24" office:value-type="float" office:value="6.16800622534697" calcext:value-type="float">
            <text:p>6.168</text:p>
          </table:table-cell>
          <table:table-cell table:formula="of:=[.B150]" office:value-type="float" office:value="470" calcext:value-type="float">
            <text:p>470</text:p>
          </table:table-cell>
          <table:table-cell table:formula="of:=[.E150]-[.E14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68206.6578" calcext:value-type="float">
            <text:p>1737268206.6578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51]-[.$A$2])/3600/24" office:value-type="float" office:value="6.20967696932731" calcext:value-type="float">
            <text:p>6.210</text:p>
          </table:table-cell>
          <table:table-cell table:formula="of:=[.B151]" office:value-type="float" office:value="471" calcext:value-type="float">
            <text:p>471</text:p>
          </table:table-cell>
          <table:table-cell table:formula="of:=[.E151]-[.E15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71807.04334" calcext:value-type="float">
            <text:p>1737271807.04334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52]-[.$A$2])/3600/24" office:value-type="float" office:value="6.25134809826259" calcext:value-type="float">
            <text:p>6.251</text:p>
          </table:table-cell>
          <table:table-cell table:formula="of:=[.B152]" office:value-type="float" office:value="471" calcext:value-type="float">
            <text:p>471</text:p>
          </table:table-cell>
          <table:table-cell table:formula="of:=[.E152]-[.E1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75408.46784" calcext:value-type="float">
            <text:p>1737275408.46784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([.A153]-[.$A$2])/3600/24" office:value-type="float" office:value="6.29303125219765" calcext:value-type="float">
            <text:p>6.293</text:p>
          </table:table-cell>
          <table:table-cell table:formula="of:=[.B153]" office:value-type="float" office:value="472" calcext:value-type="float">
            <text:p>472</text:p>
          </table:table-cell>
          <table:table-cell table:formula="of:=[.E153]-[.E15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79008.7988" calcext:value-type="float">
            <text:p>1737279008.7988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([.A154]-[.$A$2])/3600/24" office:value-type="float" office:value="6.33470174942028" calcext:value-type="float">
            <text:p>6.335</text:p>
          </table:table-cell>
          <table:table-cell table:formula="of:=[.B154]" office:value-type="float" office:value="472" calcext:value-type="float">
            <text:p>472</text:p>
          </table:table-cell>
          <table:table-cell table:formula="of:=[.E154]-[.E1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82609.22109" calcext:value-type="float">
            <text:p>1737282609.22109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([.A155]-[.$A$2])/3600/24" office:value-type="float" office:value="6.37637330370369" calcext:value-type="float">
            <text:p>6.376</text:p>
          </table:table-cell>
          <table:table-cell table:formula="of:=[.B155]" office:value-type="float" office:value="474" calcext:value-type="float">
            <text:p>474</text:p>
          </table:table-cell>
          <table:table-cell table:formula="of:=[.E155]-[.E15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286210.59898" calcext:value-type="float">
            <text:p>1737286210.59898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([.A156]-[.$A$2])/3600/24" office:value-type="float" office:value="6.41805591816979" calcext:value-type="float">
            <text:p>6.418</text:p>
          </table:table-cell>
          <table:table-cell table:formula="of:=[.B156]" office:value-type="float" office:value="475" calcext:value-type="float">
            <text:p>475</text:p>
          </table:table-cell>
          <table:table-cell table:formula="of:=[.E156]-[.E15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89810.96322" calcext:value-type="float">
            <text:p>1737289810.96322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([.A157]-[.$A$2])/3600/24" office:value-type="float" office:value="6.4597268005764" calcext:value-type="float">
            <text:p>6.460</text:p>
          </table:table-cell>
          <table:table-cell table:formula="of:=[.B157]" office:value-type="float" office:value="476" calcext:value-type="float">
            <text:p>476</text:p>
          </table:table-cell>
          <table:table-cell table:formula="of:=[.E157]-[.E15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322666.9307" calcext:value-type="float">
            <text:p>1737322666.9307</text:p>
          </table:table-cell>
          <table:table-cell office:value-type="float" office:value="613" calcext:value-type="float">
            <text:p>613</text:p>
          </table:table-cell>
          <table:table-cell table:number-columns-repeated="11"/>
        </table:table-row>
        <table:table-row table:style-name="ro1" table:number-rows-repeated="10484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oil_expectation" table:style-name="ta1">
        <table:table-column table:style-name="co5" table:number-columns-repeated="4" table:default-cell-style-name="Default"/>
        <table:table-column table:style-name="co5" table:default-cell-style-name="ce2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SAMPL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_water</text:p>
          </table:table-cell>
          <table:table-cell office:value-type="string" calcext:value-type="string">
            <text:p>reading</text:p>
          </table:table-cell>
          <table:table-cell/>
          <table:table-cell office:value-type="string" calcext:value-type="string">
            <text:p>reading</text:p>
          </table:table-cell>
          <table:table-cell table:style-name="Default" office:value-type="string" calcext:value-type="string">
            <text:p>pct_water</text:p>
          </table:table-cell>
          <table:table-cell/>
          <table:table-cell office:value-type="string" calcext:value-type="string">
            <text:p>g_soi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B4]" office:value-type="float" office:value="600" calcext:value-type="float">
            <text:p>600</text:p>
          </table:table-cell>
          <table:table-cell table:formula="of:=[.A4]/[.$H$3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formula="of:=[.A4]+50"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B5]" office:value-type="float" office:value="540" calcext:value-type="float">
            <text:p>540</text:p>
          </table:table-cell>
          <table:table-cell table:formula="of:=[.A5]/[.$H$3]" office:value-type="percentage" office:value="0.05" calcext:value-type="percentage">
            <text:p>5.00%</text:p>
          </table:table-cell>
          <table:table-cell table:number-columns-repeated="3"/>
        </table:table-row>
        <table:table-row table:style-name="ro1">
          <table:table-cell table:formula="of:=[.A5]+50" office:value-type="float" office:value="100" calcext:value-type="float">
            <text:p>100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B6]" office:value-type="float" office:value="510" calcext:value-type="float">
            <text:p>510</text:p>
          </table:table-cell>
          <table:table-cell table:formula="of:=[.A6]/[.$H$3]" office:value-type="percentage" office:value="0.1" calcext:value-type="percentage">
            <text:p>10.00%</text:p>
          </table:table-cell>
          <table:table-cell table:number-columns-repeated="2"/>
          <table:table-cell>
            <draw:frame draw:z-index="0" draw:style-name="gr2" draw:text-style-name="P1" svg:width="13.382cm" svg:height="9.429cm" svg:x="0cm" svg:y="0.001cm">
              <draw:object draw:notify-on-update-of-ranges="r0117_250113_022807.D4:soil_expectation.D14 r0117_250113_022807.E3:soil_expectation.E3 r0117_250113_022807.E4:soil_expectation.E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formula="of:=[.A6]+50" office:value-type="float" office:value="150" calcext:value-type="float">
            <text:p>150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B7]" office:value-type="float" office:value="470" calcext:value-type="float">
            <text:p>470</text:p>
          </table:table-cell>
          <table:table-cell table:formula="of:=[.A7]/[.$H$3]" office:value-type="percentage" office:value="0.15" calcext:value-type="percentage">
            <text:p>15.00%</text:p>
          </table:table-cell>
          <table:table-cell table:number-columns-repeated="3"/>
        </table:table-row>
        <table:table-row table:style-name="ro1">
          <table:table-cell table:formula="of:=[.A7]+50"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A8]/[.$H$3]" office:value-type="percentage" office:value="0.2" calcext:value-type="percentage">
            <text:p>20.00%</text:p>
          </table:table-cell>
          <table:table-cell table:number-columns-repeated="3"/>
        </table:table-row>
        <table:table-row table:style-name="ro1">
          <table:table-cell table:formula="of:=[.A8]+50" office:value-type="float" office:value="250" calcext:value-type="float">
            <text:p>25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A9]/[.$H$3]" office:value-type="percentage" office:value="0.25" calcext:value-type="percentage">
            <text:p>25.00%</text:p>
          </table:table-cell>
          <table:table-cell table:number-columns-repeated="3"/>
        </table:table-row>
        <table:table-row table:style-name="ro1">
          <table:table-cell table:formula="of:=[.A9]+50"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B10]" office:value-type="float" office:value="330" calcext:value-type="float">
            <text:p>330</text:p>
          </table:table-cell>
          <table:table-cell table:formula="of:=[.A10]/[.$H$3]" office:value-type="percentage" office:value="0.3" calcext:value-type="percentage">
            <text:p>30.00%</text:p>
          </table:table-cell>
          <table:table-cell table:number-columns-repeated="3"/>
        </table:table-row>
        <table:table-row table:style-name="ro1">
          <table:table-cell table:formula="of:=[.A10]+50" office:value-type="float" office:value="350" calcext:value-type="float">
            <text:p>350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1]" office:value-type="float" office:value="320" calcext:value-type="float">
            <text:p>320</text:p>
          </table:table-cell>
          <table:table-cell table:formula="of:=[.A11]/[.$H$3]" office:value-type="percentage" office:value="0.35" calcext:value-type="percentage">
            <text:p>35.00%</text:p>
          </table:table-cell>
          <table:table-cell table:number-columns-repeated="3"/>
        </table:table-row>
        <table:table-row table:style-name="ro1">
          <table:table-cell table:formula="of:=[.A11]+50"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B12]" office:value-type="float" office:value="310" calcext:value-type="float">
            <text:p>310</text:p>
          </table:table-cell>
          <table:table-cell table:formula="of:=[.A12]/[.$H$3]" office:value-type="percentage" office:value="0.4" calcext:value-type="percentage">
            <text:p>40.00%</text:p>
          </table:table-cell>
          <table:table-cell table:number-columns-repeated="3"/>
        </table:table-row>
        <table:table-row table:style-name="ro1">
          <table:table-cell table:formula="of:=[.A12]+50" office:value-type="float" office:value="450" calcext:value-type="float">
            <text:p>450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B13]" office:value-type="float" office:value="305" calcext:value-type="float">
            <text:p>305</text:p>
          </table:table-cell>
          <table:table-cell table:formula="of:=[.A13]/[.$H$3]" office:value-type="percentage" office:value="0.45" calcext:value-type="percentage">
            <text:p>45.00%</text:p>
          </table:table-cell>
          <table:table-cell table:number-columns-repeated="3"/>
        </table:table-row>
        <table:table-row table:style-name="ro1">
          <table:table-cell table:formula="of:=[.A13]+50"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14]" office:value-type="float" office:value="300" calcext:value-type="float">
            <text:p>300</text:p>
          </table:table-cell>
          <table:table-cell table:formula="of:=[.A14]/[.$H$3]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50112_184525_dry_steady_state" table:style-name="ta1">
        <table:shapes>
          <draw:frame draw:z-index="0" draw:style-name="gr2" draw:text-style-name="P1" svg:width="15.999cm" svg:height="8.999cm" svg:x="3.377cm" svg:y="0.1cm">
            <draw:object draw:notify-on-update-of-ranges="250112_184525_dry_steady_state.A1:250112_184525_dry_steady_state.A80 250112_184525_dry_steady_state.B1:250112_184525_dry_steady_state.B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float" office:value="1736703925.47725" calcext:value-type="float">
            <text:p>1736703925.47725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25.53327" calcext:value-type="float">
            <text:p>1736703925.5332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26.03338" calcext:value-type="float">
            <text:p>1736703926.03338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26.53349" calcext:value-type="float">
            <text:p>1736703926.53349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27.03361" calcext:value-type="float">
            <text:p>1736703927.0336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27.53373" calcext:value-type="float">
            <text:p>1736703927.5337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28.03285" calcext:value-type="float">
            <text:p>1736703928.03285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28.53296" calcext:value-type="float">
            <text:p>1736703928.5329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29.03307" calcext:value-type="float">
            <text:p>1736703929.0330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29.53369" calcext:value-type="float">
            <text:p>1736703929.5336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0.03313" calcext:value-type="float">
            <text:p>1736703930.0331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0.53329" calcext:value-type="float">
            <text:p>1736703930.5332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1.03341" calcext:value-type="float">
            <text:p>1736703931.03341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1.53353" calcext:value-type="float">
            <text:p>1736703931.5335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2.03365" calcext:value-type="float">
            <text:p>1736703932.03365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2.53376" calcext:value-type="float">
            <text:p>1736703932.5337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33.03387" calcext:value-type="float">
            <text:p>1736703933.0338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3.53299" calcext:value-type="float">
            <text:p>1736703933.5329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736703934.03311" calcext:value-type="float">
            <text:p>1736703934.0331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34.53322" calcext:value-type="float">
            <text:p>1736703934.53322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35.03334" calcext:value-type="float">
            <text:p>1736703935.0333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5.53347" calcext:value-type="float">
            <text:p>1736703935.5334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6.03359" calcext:value-type="float">
            <text:p>1736703936.0335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736703936.53374" calcext:value-type="float">
            <text:p>1736703936.5337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736703937.03327" calcext:value-type="float">
            <text:p>1736703937.03327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736703937.53326" calcext:value-type="float">
            <text:p>1736703937.53326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736703938.03333" calcext:value-type="float">
            <text:p>1736703938.0333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736703938.53326" calcext:value-type="float">
            <text:p>1736703938.5332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736703939.03329" calcext:value-type="float">
            <text:p>1736703939.03329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736703939.53313" calcext:value-type="float">
            <text:p>1736703939.5331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736703940.03428" calcext:value-type="float">
            <text:p>1736703940.03428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736703940.53429" calcext:value-type="float">
            <text:p>1736703940.5342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736703941.03428" calcext:value-type="float">
            <text:p>1736703941.03428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736703941.53386" calcext:value-type="float">
            <text:p>1736703941.5338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736703942.0341" calcext:value-type="float">
            <text:p>1736703942.034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736703942.53422" calcext:value-type="float">
            <text:p>1736703942.5342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736703943.03467" calcext:value-type="float">
            <text:p>1736703943.0346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3.53478" calcext:value-type="float">
            <text:p>1736703943.5347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736703944.0339" calcext:value-type="float">
            <text:p>1736703944.033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4.53401" calcext:value-type="float">
            <text:p>1736703944.5340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5.03412" calcext:value-type="float">
            <text:p>1736703945.03412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5.53454" calcext:value-type="float">
            <text:p>1736703945.5345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6.03466" calcext:value-type="float">
            <text:p>1736703946.0346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6.53477" calcext:value-type="float">
            <text:p>1736703946.5347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7.0347" calcext:value-type="float">
            <text:p>1736703947.0347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736703947.53464" calcext:value-type="float">
            <text:p>1736703947.5346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736703948.03434" calcext:value-type="float">
            <text:p>1736703948.03434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736703948.53488" calcext:value-type="float">
            <text:p>1736703948.5348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736703949.03402" calcext:value-type="float">
            <text:p>1736703949.03402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49.53428" calcext:value-type="float">
            <text:p>1736703949.53428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50.03442" calcext:value-type="float">
            <text:p>1736703950.0344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736703950.53457" calcext:value-type="float">
            <text:p>1736703950.53457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736703951.03469" calcext:value-type="float">
            <text:p>1736703951.0346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51.53475" calcext:value-type="float">
            <text:p>1736703951.5347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736703952.03486" calcext:value-type="float">
            <text:p>1736703952.0348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52.53398" calcext:value-type="float">
            <text:p>1736703952.53398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736703953.0341" calcext:value-type="float">
            <text:p>1736703953.034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736703953.53424" calcext:value-type="float">
            <text:p>1736703953.53424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736703954.03435" calcext:value-type="float">
            <text:p>1736703954.0343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736703954.53447" calcext:value-type="float">
            <text:p>1736703954.5344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736703955.03458" calcext:value-type="float">
            <text:p>1736703955.0345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ce7" office:value-type="float" office:value="1736703955.5347" calcext:value-type="float">
            <text:p>1736703955.5347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6.03378" calcext:value-type="float">
            <text:p>1736703956.03378</text:p>
          </table:table-cell>
          <table:table-cell table:style-name="ce7" office:value-type="float" office:value="601" calcext:value-type="float">
            <text:p>601</text:p>
          </table:table-cell>
        </table:table-row>
        <table:table-row table:style-name="ro1">
          <table:table-cell table:style-name="ce7" office:value-type="float" office:value="1736703956.53489" calcext:value-type="float">
            <text:p>1736703956.53489</text:p>
          </table:table-cell>
          <table:table-cell table:style-name="ce7" office:value-type="float" office:value="594" calcext:value-type="float">
            <text:p>594</text:p>
          </table:table-cell>
        </table:table-row>
        <table:table-row table:style-name="ro1">
          <table:table-cell table:style-name="ce7" office:value-type="float" office:value="1736703957.03411" calcext:value-type="float">
            <text:p>1736703957.03411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7.53473" calcext:value-type="float">
            <text:p>1736703957.53473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8.03419" calcext:value-type="float">
            <text:p>1736703958.03419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8.53431" calcext:value-type="float">
            <text:p>1736703958.53431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9.03442" calcext:value-type="float">
            <text:p>1736703959.03442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9.53554" calcext:value-type="float">
            <text:p>1736703959.53554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0.03566" calcext:value-type="float">
            <text:p>1736703960.03566</text:p>
          </table:table-cell>
          <table:table-cell table:style-name="ce7" office:value-type="float" office:value="603" calcext:value-type="float">
            <text:p>603</text:p>
          </table:table-cell>
        </table:table-row>
        <table:table-row table:style-name="ro1">
          <table:table-cell table:style-name="ce7" office:value-type="float" office:value="1736703960.53577" calcext:value-type="float">
            <text:p>1736703960.53577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1.03529" calcext:value-type="float">
            <text:p>1736703961.03529</text:p>
          </table:table-cell>
          <table:table-cell table:style-name="ce7" office:value-type="float" office:value="601" calcext:value-type="float">
            <text:p>601</text:p>
          </table:table-cell>
        </table:table-row>
        <table:table-row table:style-name="ro1">
          <table:table-cell table:style-name="ce7" office:value-type="float" office:value="1736703961.53528" calcext:value-type="float">
            <text:p>1736703961.53528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2.0353" calcext:value-type="float">
            <text:p>1736703962.0353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2.5353" calcext:value-type="float">
            <text:p>1736703962.5353</text:p>
          </table:table-cell>
          <table:table-cell table:style-name="ce7" office:value-type="float" office:value="603" calcext:value-type="float">
            <text:p>603</text:p>
          </table:table-cell>
        </table:table-row>
        <table:table-row table:style-name="ro1">
          <table:table-cell table:style-name="ce7" office:value-type="float" office:value="1736703963.03533" calcext:value-type="float">
            <text:p>1736703963.03533</text:p>
          </table:table-cell>
          <table:table-cell table:style-name="ce7" office:value-type="float" office:value="603" calcext:value-type="float">
            <text:p>603</text:p>
          </table:table-cell>
        </table:table-row>
        <table:table-row table:style-name="ro1">
          <table:table-cell table:style-name="ce7" office:value-type="float" office:value="1736703963.5353" calcext:value-type="float">
            <text:p>1736703963.5353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4.03533" calcext:value-type="float">
            <text:p>1736703964.03533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4.8683" calcext:value-type="float">
            <text:p>1736703964.8683</text:p>
          </table:table-cell>
          <table:table-cell table:style-name="ce7" office:value-type="float" office:value="602" calcext:value-type="float">
            <text:p>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00:06:10.9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0T00:25:45.833000000</dc:date>
    <meta:editing-duration>PT22H34M57S</meta:editing-duration>
    <meta:editing-cycles>10</meta:editing-cycles>
    <meta:generator>LibreOffice/7.6.4.1$Windows_X86_64 LibreOffice_project/e19e193f88cd6c0525a17fb7a176ed8e6a3e2aa1</meta:generator>
    <meta:document-statistic meta:table-count="3" meta:cell-count="103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loext:overlay="true" svg:x="11.036cm" svg:y="6.07cm" style:legend-expansion="custom" svg:width="4.177cm" svg:height="1.096cm" style:legend-expansion-aspect-ratio="3.81113138686131" chart:style-name="ch2"/>
        <chart:plot-area chart:style-name="ch3" table:cell-range-address="r0117_250113_022807.D2:r0117_250113_022807.E500 r0117_250113_022807.E1:r0117_250113_022807.E1" chart:data-source-has-labels="row" svg:x="1.331cm" svg:y="0.18cm" svg:width="14.349cm" svg:height="7.659cm">
          <chart:coordinate-region svg:x="2.138cm" svg:y="0.379cm" svg:width="13.117cm" svg:height="6.813cm"/>
          <chart:axis chart:dimension="x" chart:name="primary-x" chart:style-name="ch4">
            <chart:title svg:x="8.157cm" svg:y="8.019cm" chart:style-name="ch5">
              <text:p>Day</text:p>
            </chart:title>
          </chart:axis>
          <chart:axis chart:dimension="y" chart:name="primary-y" chart:style-name="ch6">
            <chart:title svg:x="0.451cm" svg:y="4.582cm" chart:style-name="ch7">
              <text:p>Sensor</text:p>
            </chart:title>
            <chart:grid chart:style-name="ch8" chart:class="major"/>
          </chart:axis>
          <chart:series chart:style-name="ch9" chart:values-cell-range-address="r0117_250113_022807.E2:r0117_250113_022807.E500" chart:label-cell-address="r0117_250113_022807.E1:r0117_250113_022807.E1" chart:class="chart:scatter">
            <chart:domain table:cell-range-address="r0117_250113_022807.D2:r0117_250113_022807.D500"/>
            <chart:regression-curve chart:style-name="ch10"/>
            <chart:data-point chart:repeated="4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sor</text:p>
                <draw:g>
                  <svg:desc>r0117_250113_022807.E1:r0117_250113_022807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0117_250113_022807.D2:r0117_250113_022807.D500</svg:desc>
                </draw:g>
              </table:table-cell>
              <table:table-cell office:value-type="float" office:value="511">
                <text:p>511</text:p>
                <draw:g>
                  <svg:desc>r0117_250113_022807.E2:r0117_250113_022807.E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830403937234">
                <text:p>0.041683040393723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33660167814405">
                <text:p>0.08336601678144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036898727218">
                <text:p>0.12503689872721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708540623939">
                <text:p>0.16670854062393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8390832753093">
                <text:p>0.20839083275309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061931364514">
                <text:p>0.25006193136451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1745320831736">
                <text:p>0.29174532083173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416373495151">
                <text:p>0.33341637349515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5087844097504">
                <text:p>0.37508784409750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770681250427">
                <text:p>0.41677068125042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8441606597216">
                <text:p>0.45844160659721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0113552891546">
                <text:p>0.50011355289154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1796064581032">
                <text:p>0.54179606458103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346749652591">
                <text:p>0.5834674965259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150675230004">
                <text:p>0.62515067523000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6821511225016">
                <text:p>0.66682151122501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849313877247">
                <text:p>0.7084931387724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0175703587355">
                <text:p>0.75017570358735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91846788539379">
                <text:p>0.79184678853937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3530387384472">
                <text:p>0.83353038738447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75201143633436">
                <text:p>0.87520114363343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6872594328942">
                <text:p>0.91687259432894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8555295947525">
                <text:p>0.95855529594752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022613344921">
                <text:p>1.0002261334492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189782291651">
                <text:p>1.0418978229165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358049293911">
                <text:p>1.0835804929391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2525190057854">
                <text:p>1.1252519005785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693520011449">
                <text:p>1.1669352001144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086059390036">
                <text:p>1.208605939003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5027727777759">
                <text:p>1.2502772777775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9196012025354">
                <text:p>1.2919601202535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3363120254543">
                <text:p>1.3336312025454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7530315231394">
                <text:p>1.3753031523139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1698540057849">
                <text:p>1.4169854005784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5865663680489">
                <text:p>1.4586566368048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0034003009123">
                <text:p>1.5003400300912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4201077164323">
                <text:p>1.5420107716432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8368237488248">
                <text:p>1.5836823748824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2536543541484">
                <text:p>1.6253654354148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703694050787">
                <text:p>1.6670369405078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0872030543784">
                <text:p>1.7087203054378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5039137928022">
                <text:p>1.7503913792802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9206333715055">
                <text:p>1.7920633371505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3374610115533">
                <text:p>1.8337461011553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7541706562318">
                <text:p>1.8754170656231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1710074154867">
                <text:p>1.9171007415486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5877151655102">
                <text:p>1.9587715165510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0044261030025">
                <text:p>2.0004426103002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4212552465222">
                <text:p>2.0421255246522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8379585092542">
                <text:p>2.0837958509254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2546708819215">
                <text:p>2.1254670881921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6715009525418">
                <text:p>2.1671500952541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0882095011572">
                <text:p>2.2088209501157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5049294340114">
                <text:p>2.2504929434011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9217533784608">
                <text:p>2.2921753378460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3384676377255">
                <text:p>2.3338467637725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7553029687316">
                <text:p>2.3755302968731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1720098379586">
                <text:p>2.4172009837958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5887245439821">
                <text:p>2.4588724543982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0055507766152">
                <text:p>2.5005550776615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54222611238283">
                <text:p>2.5422261123828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8389774930422">
                <text:p>2.5838977493042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255800623833">
                <text:p>2.625580062383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6725138159538">
                <text:p>2.6672513815953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0893482754628">
                <text:p>2.7089348275462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75060568807854">
                <text:p>2.7506056880785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9227754652776">
                <text:p>2.7922775465277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3396021469876">
                <text:p>2.8339602146987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7563107777801">
                <text:p>2.8756310777780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1731441620323">
                <text:p>2.9173144162032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5898526377148">
                <text:p>2.9589852637714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0065689027585">
                <text:p>3.0006568902758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4233994710501">
                <text:p>3.0423399471050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840109431716">
                <text:p>3.084010943171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256826348382">
                <text:p>3.125682634838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6736501284496">
                <text:p>3.1673650128449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20903605231256">
                <text:p>3.2090360523125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5071974085437">
                <text:p>3.2507197408543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9239034745152">
                <text:p>3.2923903474515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3406205729202">
                <text:p>3.3340620572920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7574501967541">
                <text:p>3.3757450196754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1741601828624">
                <text:p>3.4174160182862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45908788356516">
                <text:p>3.4590878835651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0077028344903">
                <text:p>3.5007702834490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4244144236048">
                <text:p>3.5424414423604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8412479108682">
                <text:p>3.5841247910868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2579570115716">
                <text:p>3.6257957011571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6746717603946">
                <text:p>3.6674671760394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0914977083328">
                <text:p>3.7091497708332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7508204072907">
                <text:p>3.750820407290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79249194235989">
                <text:p>3.7924919423598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3417438634292">
                <text:p>3.8341743863429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87584528750016">
                <text:p>3.8758452875001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1751693449087">
                <text:p>3.9175169344908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5919912349571">
                <text:p>3.959199123495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00087025555472">
                <text:p>4.0008702555547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4255359108801">
                <text:p>4.0425535910880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8422411770732">
                <text:p>4.0842241177073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2589534675909">
                <text:p>4.1258953467590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16757814155133">
                <text:p>4.1675781415513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2092487914336">
                <text:p>4.209248791433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25092029629482">
                <text:p>4.2509202962948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29260309270687">
                <text:p>4.29260309270687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33427432407384">
                <text:p>4.3342743240738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37594626157372">
                <text:p>4.3759462615737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41762834641117">
                <text:p>4.4176283464111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5929999490579">
                <text:p>4.459299994905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5009829896992">
                <text:p>4.500982989699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54265349143357">
                <text:p>4.5426534914335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8432497349326">
                <text:p>4.5843249734932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2600751087897">
                <text:p>4.6260075108789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66767888900306">
                <text:p>4.6676788890030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70935044698969">
                <text:p>4.7093504469896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7510333664329">
                <text:p>4.751033366432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79270466990769">
                <text:p>4.7927046699076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83438787141056">
                <text:p>4.8343878714105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87605835115744">
                <text:p>4.8760583511574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91773009016006">
                <text:p>4.9177300901600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95941292349111">
                <text:p>4.9594129234911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00108384904486">
                <text:p>5.0010838490448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04275568322451">
                <text:p>5.0427556832245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08443780353776">
                <text:p>5.0844378035377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12610893205912">
                <text:p>5.126108932059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6779224738203">
                <text:p>5.1677922473820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20946258734222">
                <text:p>5.2094625873422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25113433621824">
                <text:p>5.2511343362182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29281737417811">
                <text:p>5.2928173741781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33448800183833">
                <text:p>5.3344880018383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37615932558422">
                <text:p>5.3761593255842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1784219005042">
                <text:p>5.4178421900504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5951350409952">
                <text:p>5.4595135040995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50119723310349">
                <text:p>5.5011972331034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54286814422243">
                <text:p>5.5428681442224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845392676912">
                <text:p>5.584539267691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62622226561385">
                <text:p>5.6262222656138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6678936810488">
                <text:p>5.667893681048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70956584970432">
                <text:p>5.7095658497043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75124812038684">
                <text:p>5.7512481203868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79291910820537">
                <text:p>5.7929191082053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83460236173261">
                <text:p>5.8346023617326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7627298065634">
                <text:p>5.8762729806563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91794462687439">
                <text:p>5.9179446268743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95962717909504">
                <text:p>5.9596271790950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00129790201231">
                <text:p>6.0012979020123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04296931937613">
                <text:p>6.0429693193761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08465194142251">
                <text:p>6.0846519414225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12632286997857">
                <text:p>6.1263228699785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680062252973">
                <text:p>6.168006225297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2096769693687">
                <text:p>6.209676969368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25134809830674">
                <text:p>6.2513480983067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2930312522418">
                <text:p>6.293031252241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33470174942856">
                <text:p>6.3347017494285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37637330371197">
                <text:p>6.3763733037119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41805591821671">
                <text:p>6.4180559182167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45972680053225">
                <text:p>6.4597268005322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8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83cm" svg:height="9.43cm" xlink:href=".." xlink:type="simple" chart:class="chart:scatter" chart:style-name="ch1">
        <chart:legend chart:legend-position="end" loext:overlay="true" svg:x="8.295cm" svg:y="0.414cm" style:legend-expansion="custom" svg:width="4.401cm" svg:height="1.193cm" style:legend-expansion-aspect-ratio="3.68901927912825" chart:style-name="ch2"/>
        <chart:plot-area chart:style-name="ch3" table:cell-range-address="r0117_250113_022807.D4:soil_expectation.E14 r0117_250113_022807.E3:soil_expectation.E3" chart:data-source-has-labels="row" svg:x="1.278cm" svg:y="0.188cm" svg:width="11.838cm" svg:height="8.073cm">
          <chart:coordinate-region svg:x="2.085cm" svg:y="0.388cm" svg:width="10.421cm" svg:height="7.226cm"/>
          <chart:axis chart:dimension="x" chart:name="primary-x" chart:style-name="ch4">
            <chart:title svg:x="6.518cm" svg:y="8.449cm" chart:style-name="ch5">
              <text:p>Reading</text:p>
            </chart:title>
          </chart:axis>
          <chart:axis chart:dimension="y" chart:name="primary-y" chart:style-name="ch6">
            <chart:title svg:x="0.451cm" svg:y="4.969cm" chart:style-name="ch7">
              <text:p>Pct Water</text:p>
            </chart:title>
            <chart:grid chart:style-name="ch8" chart:class="major"/>
          </chart:axis>
          <chart:series chart:style-name="ch9" chart:values-cell-range-address="r0117_250113_022807.E4:soil_expectation.E14" chart:label-cell-address="r0117_250113_022807.E3:soil_expectation.E3" chart:class="chart:scatter">
            <chart:domain table:cell-range-address="r0117_250113_022807.D4:soil_expectation.D14"/>
            <chart:regression-curve chart:style-name="ch10">
              <chart:equation chart:display-equation="true" chart:display-r-square="false" svg:x="5.663cm" svg:y="1.827cm" chart:style-name="ch11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505 pct_water</text:p>
                <text:list>
                  <text:list-item>
                    <text:p>505</text:p>
                  </text:list-item>
                  <text:list-item>
                    <text:p>pct_water</text:p>
                  </text:list-item>
                </text:list>
                <draw:g>
                  <svg:desc>r0117_250113_022807.E3:soil_expectation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33660167814405">
                <text:p>0.0833660167814405</text:p>
                <draw:g>
                  <svg:desc>r0117_250113_022807.D4:soil_expectation.D14</svg:desc>
                </draw:g>
              </table:table-cell>
              <table:table-cell office:value-type="float" office:value="500">
                <text:p>500</text:p>
                <draw:g>
                  <svg:desc>r0117_250113_022807.E4:soil_expectation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036898727218">
                <text:p>0.12503689872721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708540623939">
                <text:p>0.16670854062393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8390832753093">
                <text:p>0.20839083275309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061931364514">
                <text:p>0.25006193136451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1745320831736">
                <text:p>0.29174532083173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416373495151">
                <text:p>0.33341637349515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087844097504">
                <text:p>0.37508784409750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6770681250427">
                <text:p>0.41677068125042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8441606597216">
                <text:p>0.45844160659721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113552891546">
                <text:p>0.50011355289154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40">
                <text:p>5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/>
              <table:table-cell office:value-type="float" office:value="510">
                <text:p>5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470">
                <text:p>4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305">
                <text:p>30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250112_184525_dry_steady_state.A1:250112_184525_dry_steady_state.B80" svg:x="0.32cm" svg:y="0.18cm" svg:width="13.097cm" svg:height="8.64cm">
          <chart:coordinate-region svg:x="1.246cm" svg:y="0.379cm" svg:width="11.24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50112_184525_dry_steady_state.B1:250112_184525_dry_steady_state.B80" chart:class="chart:scatter">
            <chart:domain table:cell-range-address="250112_184525_dry_steady_state.A1:250112_184525_dry_steady_state.A80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6703925.47725">
                <text:p>1736703925.47725</text:p>
                <draw:g>
                  <svg:desc>250112_184525_dry_steady_state.A1:250112_184525_dry_steady_state.A80</svg:desc>
                </draw:g>
              </table:table-cell>
              <table:table-cell office:value-type="float" office:value="673">
                <text:p>673</text:p>
                <draw:g>
                  <svg:desc>250112_184525_dry_steady_state.B1:250112_184525_dry_steady_state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36703925.53327">
                <text:p>1736703925.5332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6703926.03338">
                <text:p>1736703926.0333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6703926.53349">
                <text:p>1736703926.5334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36703927.03361">
                <text:p>1736703927.0336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6703927.53373">
                <text:p>1736703927.5337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6703928.03285">
                <text:p>1736703928.03285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6703928.53296">
                <text:p>1736703928.53296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6703929.03307">
                <text:p>1736703929.0330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6703929.53369">
                <text:p>1736703929.5336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6703930.03313">
                <text:p>1736703930.0331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6703930.53329">
                <text:p>1736703930.5332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6703931.03341">
                <text:p>1736703931.0334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6703931.53353">
                <text:p>1736703931.5335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6703932.03365">
                <text:p>1736703932.03365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6703932.53376">
                <text:p>1736703932.5337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6703933.03387">
                <text:p>1736703933.0338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6703933.53299">
                <text:p>1736703933.5329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6703934.03311">
                <text:p>1736703934.0331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36703934.53322">
                <text:p>1736703934.5332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6703935.03334">
                <text:p>1736703935.0333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6703935.53347">
                <text:p>1736703935.5334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6703936.03359">
                <text:p>1736703936.0335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6703936.53374">
                <text:p>1736703936.5337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36703937.03327">
                <text:p>1736703937.0332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6703937.53326">
                <text:p>1736703937.5332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6703938.03333">
                <text:p>1736703938.0333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6703938.53326">
                <text:p>1736703938.5332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6703939.03329">
                <text:p>1736703939.0332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6703939.53313">
                <text:p>1736703939.5331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6703940.03428">
                <text:p>1736703940.0342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6703940.53429">
                <text:p>1736703940.5342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6703941.03428">
                <text:p>1736703941.0342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6703941.53386">
                <text:p>1736703941.5338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6703942.0341">
                <text:p>1736703942.034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36703942.53422">
                <text:p>1736703942.5342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6703943.03467">
                <text:p>1736703943.0346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6703943.53478">
                <text:p>1736703943.5347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6703944.0339">
                <text:p>1736703944.033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6703944.53401">
                <text:p>1736703944.5340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36703945.03412">
                <text:p>1736703945.0341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6703945.53454">
                <text:p>1736703945.5345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6703946.03466">
                <text:p>1736703946.0346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36703946.53477">
                <text:p>1736703946.5347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6703947.0347">
                <text:p>1736703947.034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6703947.53464">
                <text:p>1736703947.534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6703948.03434">
                <text:p>1736703948.03434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6703948.53488">
                <text:p>1736703948.5348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36703949.03402">
                <text:p>1736703949.0340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6703949.53428">
                <text:p>1736703949.5342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36703950.03442">
                <text:p>1736703950.0344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36703950.53457">
                <text:p>1736703950.5345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36703951.03469">
                <text:p>1736703951.0346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36703951.53475">
                <text:p>1736703951.5347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36703952.03486">
                <text:p>1736703952.0348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36703952.53398">
                <text:p>1736703952.5339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6703953.0341">
                <text:p>1736703953.034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36703953.53424">
                <text:p>1736703953.5342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36703954.03435">
                <text:p>1736703954.0343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6703954.53447">
                <text:p>1736703954.5344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6703955.03458">
                <text:p>1736703955.034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36703955.5347">
                <text:p>1736703955.534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36703956.03378">
                <text:p>1736703956.0337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36703956.53489">
                <text:p>1736703956.5348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36703957.03411">
                <text:p>1736703957.0341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36703957.53473">
                <text:p>1736703957.5347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36703958.03419">
                <text:p>1736703958.0341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36703958.53431">
                <text:p>1736703958.5343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36703959.03442">
                <text:p>1736703959.0344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36703959.53554">
                <text:p>1736703959.5355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36703960.03566">
                <text:p>1736703960.0356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36703960.53577">
                <text:p>1736703960.5357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36703961.03529">
                <text:p>1736703961.0352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36703961.53528">
                <text:p>1736703961.5352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6703962.0353">
                <text:p>1736703962.035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36703962.5353">
                <text:p>1736703962.535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6703963.03533">
                <text:p>1736703963.0353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36703963.5353">
                <text:p>1736703963.535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36703964.03533">
                <text:p>1736703964.0353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36703964.8683">
                <text:p>1736703964.8683</text:p>
              </table:table-cell>
              <table:table-cell office:value-type="float" office:value="602">
                <text:p>6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